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/>
    <style:font-face style:name="Droid Sans Devanagari1" svg:font-family="'Droid Sans Devanagari'" style:font-family-generic="swiss"/>
    <style:font-face style:name="Courier Prime" svg:font-family="'Courier Prime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re Franklin" svg:font-family="'Libre Franklin'" style:font-pitch="variable"/>
    <style:font-face style:name="Libre Franklin Medium" svg:font-family="'Libre Franklin Medium'" style:font-pitch="variable"/>
    <style:font-face style:name="Libre Franklin Medium1" svg:font-family="'Libre Franklin Medium'" style:font-adornments="Medium" style:font-pitch="variable"/>
    <style:font-face style:name="Libre Franklin SemiBold1" svg:font-family="'Libre Franklin SemiBold'" style:font-pitch="variable"/>
    <style:font-face style:name="Libre Franklin SemiBold" svg:font-family="'Libre Franklin SemiBold'" style:font-adornments="Semi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rsid="001fa5e5" officeooo:paragraph-rsid="001fa5e5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rsid="001fa5e5" officeooo:paragraph-rsid="004caee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rsid="001fa5e5" officeooo:paragraph-rsid="00716091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rsid="000f55dd" officeooo:paragraph-rsid="000f55d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rsid="000f55dd" officeooo:paragraph-rsid="00257994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rsid="000f55dd" officeooo:paragraph-rsid="001fa5e5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rsid="000f55dd" officeooo:paragraph-rsid="00758d79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rsid="000f55dd" officeooo:paragraph-rsid="007c2d33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rsid="002626c3" officeooo:paragraph-rsid="002626c3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rsid="002cab10" officeooo:paragraph-rsid="002cab10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rsid="002cab10" officeooo:paragraph-rsid="0076168a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rsid="00099214" officeooo:paragraph-rsid="00099214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rsid="00099214" officeooo:paragraph-rsid="000d63f8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officeooo:rsid="00099214" officeooo:paragraph-rsid="000d63f8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rsid="00294157" officeooo:paragraph-rsid="00294157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rsid="0016c626" officeooo:paragraph-rsid="0016c626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rsid="0016c626" officeooo:paragraph-rsid="0048bc91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rsid="002be97e" officeooo:paragraph-rsid="002be97e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rsid="0047db6d" officeooo:paragraph-rsid="0047db6d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rsid="0048bc91" officeooo:paragraph-rsid="0048bc91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rsid="0048bc91" officeooo:paragraph-rsid="00152bc0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rsid="0048bc91" officeooo:paragraph-rsid="007f93dc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paragraph-rsid="003df49a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paragraph-rsid="0021a2cb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paragraph-rsid="002626c3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paragraph-rsid="000f55dd" style:font-size-asian="12pt" style:font-size-complex="12pt"/>
    </style:style>
    <style:style style:name="P27" style:family="paragraph" style:parent-style-name="Standard">
      <style:text-properties style:use-window-font-color="true" loext:opacity="0%" style:font-name="Courier Prime" fo:font-size="12pt" officeooo:paragraph-rsid="0048bc91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rsid="0057225f" officeooo:paragraph-rsid="0057225f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rsid="0059d565" officeooo:paragraph-rsid="0059d565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rsid="005f01e0" officeooo:paragraph-rsid="005f01e0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rsid="00602ae5" officeooo:paragraph-rsid="00602ae5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rsid="00716091" officeooo:paragraph-rsid="00716091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rsid="004e889c" officeooo:paragraph-rsid="00814a9f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rsid="002ea01c" officeooo:paragraph-rsid="0053f585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rsid="0086ac2f" officeooo:paragraph-rsid="008adc17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officeooo:rsid="0086ac2f" officeooo:paragraph-rsid="008adc17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officeooo:rsid="0059e914" officeooo:paragraph-rsid="005c7535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officeooo:rsid="00d8447e" officeooo:paragraph-rsid="00d8447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font-weight="normal" officeooo:rsid="00152bc0" officeooo:paragraph-rsid="00152bc0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style:text-underline-style="none" officeooo:rsid="00099214" officeooo:paragraph-rsid="000d63f8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style:text-underline-style="none" officeooo:rsid="00099214" officeooo:paragraph-rsid="00099214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style:text-underline-style="none" officeooo:rsid="004caeef" officeooo:paragraph-rsid="004caeef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style:text-underline-style="none" officeooo:rsid="00716091" officeooo:paragraph-rsid="00734db8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style:text-underline-style="none" officeooo:rsid="000f55dd" officeooo:paragraph-rsid="007f93dc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style:text-underline-style="none" officeooo:rsid="000f55dd" officeooo:paragraph-rsid="000f55dd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style:text-underline-style="none" officeooo:rsid="004e889c" officeooo:paragraph-rsid="00814a9f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style:text-underline-style="none" officeooo:rsid="004629d6" officeooo:paragraph-rsid="007f93dc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style:text-underline-style="none" officeooo:rsid="0086ac2f" officeooo:paragraph-rsid="008adc17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style:text-underline-style="none" fo:font-weight="normal" officeooo:rsid="001fa5e5" officeooo:paragraph-rsid="004fba3d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font-weight="bold" officeooo:rsid="00152bc0" officeooo:paragraph-rsid="00152bc0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font-weight="bold" officeooo:rsid="00152bc0" officeooo:paragraph-rsid="00319a03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font-weight="bold" officeooo:rsid="00099214" officeooo:paragraph-rsid="00099214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font-weight="bold" officeooo:rsid="00294157" officeooo:paragraph-rsid="00294157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font-weight="bold" officeooo:rsid="0016c626" officeooo:paragraph-rsid="0016c626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font-weight="bold" officeooo:rsid="002be97e" officeooo:paragraph-rsid="002be97e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font-weight="bold" officeooo:rsid="0048bc91" officeooo:paragraph-rsid="0048bc91" style:font-size-asian="12pt" style:font-weight-asian="bold" style:font-size-complex="12pt" style:font-weight-complex="bold"/>
    </style:style>
    <style:style style:name="P57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font-weight="bold" officeooo:rsid="008c210f" officeooo:paragraph-rsid="008c210f" style:font-size-asian="12pt" style:font-weight-asian="bold" style:font-size-complex="12pt" style:font-weight-complex="bold"/>
    </style:style>
    <style:style style:name="P58" style:family="paragraph" style:parent-style-name="Standard">
      <style:text-properties style:use-window-font-color="true" loext:opacity="0%" style:font-name="Libre Franklin SemiBold" fo:font-size="12pt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use-window-font-color="true" loext:opacity="0%" style:font-name="Libre Franklin SemiBold" fo:font-size="12pt" fo:font-weight="normal" officeooo:rsid="00ad630e" officeooo:paragraph-rsid="00ad630e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use-window-font-color="true" loext:opacity="0%" style:font-name="Libre Franklin SemiBold" fo:font-size="12pt" fo:font-weight="normal" officeooo:rsid="00ad630e" officeooo:paragraph-rsid="00b0f27f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use-window-font-color="true" loext:opacity="0%" style:font-name="Libre Franklin SemiBold" fo:font-size="12pt" fo:font-weight="normal" officeooo:rsid="00ad630e" officeooo:paragraph-rsid="00b2cd0a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use-window-font-color="true" loext:opacity="0%" style:font-name="Libre Franklin SemiBold" fo:font-size="12pt" fo:font-weight="normal" officeooo:rsid="00ad630e" officeooo:paragraph-rsid="00b376a3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use-window-font-color="true" loext:opacity="0%" style:font-name="Libre Franklin Medium" fo:font-size="12pt" fo:font-weight="normal" officeooo:rsid="00ad630e" officeooo:paragraph-rsid="00ad630e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use-window-font-color="true" loext:opacity="0%" style:font-name="Libre Franklin Medium" fo:font-size="12pt" fo:font-weight="normal" officeooo:rsid="00af0ae4" officeooo:paragraph-rsid="00af0ae4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use-window-font-color="true" loext:opacity="0%" style:font-name="Libre Franklin Medium" fo:font-size="12pt" fo:font-weight="normal" officeooo:rsid="00af0ae4" officeooo:paragraph-rsid="00b376a3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font-style="normal" fo:font-weight="normal" officeooo:paragraph-rsid="001fa5e5" style:font-size-asian="12pt" style:font-size-complex="12pt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font-style="normal" fo:font-weight="normal" officeooo:paragraph-rsid="0021a2cb" style:font-size-asian="12pt" style:font-size-complex="12pt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font-style="normal" fo:font-weight="normal" officeooo:paragraph-rsid="002626c3" style:font-size-asian="12pt" style:font-size-complex="12pt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font-style="normal" fo:font-weight="normal" officeooo:paragraph-rsid="000f55dd" style:font-size-asian="12pt" style:font-size-complex="12pt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font-style="normal" fo:font-weight="normal" officeooo:paragraph-rsid="001427f5" style:font-size-asian="12pt" style:font-size-complex="12pt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font-style="normal" fo:font-weight="normal" officeooo:paragraph-rsid="0046378c" style:font-size-asian="12pt" style:font-size-complex="12pt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font-style="normal" fo:font-weight="normal" officeooo:rsid="00258dde" officeooo:paragraph-rsid="00258dde" style:font-size-asian="12pt" style:font-size-complex="12pt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font-style="normal" fo:font-weight="normal" officeooo:rsid="00258dde" officeooo:paragraph-rsid="0021a2cb" style:font-size-asian="12pt" style:font-size-complex="12pt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font-style="normal" fo:font-weight="normal" officeooo:rsid="002cab10" officeooo:paragraph-rsid="002cab10" style:font-size-asian="12pt" style:font-size-complex="12pt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font-style="normal" style:text-underline-style="none" fo:font-weight="normal" officeooo:rsid="002626c3" officeooo:paragraph-rsid="00257994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font-style="normal" style:text-underline-style="none" fo:font-weight="normal" officeooo:rsid="004e889c" officeooo:paragraph-rsid="0080947e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font-style="normal" style:text-underline-style="none" fo:font-weight="normal" officeooo:paragraph-rsid="0046378c" style:font-size-asian="12pt" style:font-size-complex="12pt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ourier Prime" fo:font-size="12pt" fo:letter-spacing="normal" fo:font-style="normal" style:text-underline-style="none" fo:font-weight="normal" officeooo:paragraph-rsid="001427f5" style:text-blinking="false" fo:background-color="transparent" style:font-size-asian="12pt" style:font-size-complex="12pt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ourier Prime" fo:font-size="12pt" fo:letter-spacing="normal" fo:font-style="normal" style:text-underline-style="none" fo:font-weight="normal" officeooo:paragraph-rsid="0048bc91" style:text-blinking="false" fo:background-color="transparent" style:font-size-asian="12pt" style:font-size-complex="12pt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ourier Prime" fo:font-size="12pt" fo:letter-spacing="normal" fo:font-style="normal" style:text-underline-style="none" fo:font-weight="normal" officeooo:rsid="0048bc91" officeooo:paragraph-rsid="0048bc91" style:text-blinking="false" fo:background-color="transparent" style:font-size-asian="12pt" style:font-size-complex="12pt"/>
    </style:style>
    <style:style style:name="P81" style:family="paragraph" style:parent-style-name="Standard">
      <style:text-properties fo:font-variant="normal" fo:text-transform="none" style:use-window-font-color="true" loext:opacity="0%" style:font-name="Libre Franklin SemiBold" fo:font-size="12pt" fo:font-weight="normal" officeooo:rsid="00b63a02" officeooo:paragraph-rsid="00b63a02" style:font-size-asian="12pt" style:font-weight-asian="normal" style:font-size-complex="12pt" style:font-weight-complex="normal"/>
    </style:style>
    <style:style style:name="P82" style:family="paragraph" style:parent-style-name="Standard">
      <style:text-properties fo:font-variant="normal" fo:text-transform="none" style:use-window-font-color="true" loext:opacity="0%" style:font-name="Libre Franklin SemiBold" fo:font-size="12pt" fo:font-weight="normal" officeooo:rsid="00b63a02" officeooo:paragraph-rsid="00c711f9" style:font-size-asian="12pt" style:font-weight-asian="normal" style:font-size-complex="12pt" style:font-weight-complex="normal"/>
    </style:style>
    <style:style style:name="P83" style:family="paragraph" style:parent-style-name="Standard">
      <style:text-properties fo:font-variant="normal" fo:text-transform="none" style:use-window-font-color="true" loext:opacity="0%" style:font-name="Libre Franklin SemiBold" fo:font-size="12pt" fo:font-weight="normal" officeooo:rsid="00ca7a8f" officeooo:paragraph-rsid="00ca7a8f" style:font-size-asian="12pt" style:font-weight-asian="normal" style:font-size-complex="12pt" style:font-weight-complex="normal"/>
    </style:style>
    <style:style style:name="P84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ca7a8f" officeooo:paragraph-rsid="00d5a8a8" style:font-size-asian="12pt" style:font-weight-asian="normal" style:font-size-complex="12pt" style:font-weight-complex="normal"/>
    </style:style>
    <style:style style:name="P85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ca7a8f" officeooo:paragraph-rsid="00d6bea8" style:font-size-asian="12pt" style:font-weight-asian="normal" style:font-size-complex="12pt" style:font-weight-complex="normal"/>
    </style:style>
    <style:style style:name="P86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af0ae4" officeooo:paragraph-rsid="00b2cd0a" style:font-size-asian="12pt" style:font-weight-asian="normal" style:font-size-complex="12pt" style:font-weight-complex="normal"/>
    </style:style>
    <style:style style:name="P87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ad630e" officeooo:paragraph-rsid="00af9adc" style:font-size-asian="12pt" style:font-weight-asian="normal" style:font-size-complex="12pt" style:font-weight-complex="normal"/>
    </style:style>
    <style:style style:name="P88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b63a02" officeooo:paragraph-rsid="00b63a02" style:font-size-asian="12pt" style:font-weight-asian="normal" style:font-size-complex="12pt" style:font-weight-complex="normal"/>
    </style:style>
    <style:style style:name="P89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b63a02" officeooo:paragraph-rsid="00c711f9" style:font-size-asian="12pt" style:font-weight-asian="normal" style:font-size-complex="12pt" style:font-weight-complex="normal"/>
    </style:style>
    <style:style style:name="P90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bff404" officeooo:paragraph-rsid="00c711f9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center" style:justify-single-word="false"/>
      <style:text-properties fo:font-variant="normal" fo:text-transform="none" style:use-window-font-color="true" loext:opacity="0%" style:font-name="Libre Franklin SemiBold" fo:font-size="10pt" fo:font-weight="normal" officeooo:rsid="00ca7a8f" officeooo:paragraph-rsid="00ca7a8f" style:font-size-asian="10pt" style:font-weight-asian="normal" style:font-size-complex="10pt" style:font-weight-complex="normal"/>
    </style:style>
    <style:style style:name="P92" style:family="paragraph" style:parent-style-name="Standard">
      <style:text-properties fo:font-variant="normal" fo:text-transform="none" style:use-window-font-color="true" loext:opacity="0%" style:font-name="Libre Franklin Medium" fo:font-size="12pt" fo:font-weight="normal" officeooo:rsid="00b63a02" officeooo:paragraph-rsid="00c711f9" style:font-size-asian="12pt" style:font-weight-asian="normal" style:font-size-complex="12pt" style:font-weight-complex="normal"/>
    </style:style>
    <style:style style:name="P93" style:family="paragraph" style:parent-style-name="Standard">
      <style:text-properties fo:font-variant="normal" fo:text-transform="none" style:use-window-font-color="true" loext:opacity="0%" style:font-name="Libre Franklin Medium" fo:font-size="12pt" fo:font-weight="normal" officeooo:paragraph-rsid="00caf3d4" style:font-size-asian="12pt" style:font-size-complex="12pt"/>
    </style:style>
    <style:style style:name="P94" style:family="paragraph" style:parent-style-name="Standard">
      <style:text-properties fo:font-variant="normal" fo:text-transform="none" style:use-window-font-color="true" loext:opacity="0%" style:font-name="Libre Franklin Medium" fo:font-size="12pt" fo:font-weight="normal" officeooo:paragraph-rsid="00d5a8a8" style:font-size-asian="12pt" style:font-size-complex="12pt"/>
    </style:style>
    <style:style style:name="P95" style:family="paragraph" style:parent-style-name="Standard">
      <style:text-properties fo:font-variant="normal" fo:text-transform="none" style:use-window-font-color="true" loext:opacity="0%" style:font-name="Libre Franklin Medium" fo:font-size="12pt" fo:letter-spacing="normal" fo:font-style="normal" fo:font-weight="normal" officeooo:rsid="00af0ae4" officeooo:paragraph-rsid="00af0ae4" style:font-size-asian="12pt" style:font-weight-asian="normal" style:font-size-complex="12pt" style:font-weight-complex="normal"/>
    </style:style>
    <style:style style:name="P96" style:family="paragraph" style:parent-style-name="Standard">
      <style:text-properties fo:font-variant="normal" fo:text-transform="none" style:use-window-font-color="true" loext:opacity="0%" style:font-name="Libre Franklin Medium" fo:font-size="12pt" fo:letter-spacing="normal" fo:font-style="normal" fo:font-weight="normal" officeooo:rsid="00b63a02" officeooo:paragraph-rsid="00c711f9" style:font-size-asian="12pt" style:font-weight-asian="normal" style:font-size-complex="12pt" style:font-weight-complex="normal"/>
    </style:style>
    <style:style style:name="P97" style:family="paragraph" style:parent-style-name="Standard">
      <style:text-properties fo:font-variant="normal" fo:text-transform="none" fo:color="#ff0000" loext:opacity="100%" style:font-name="Libre Franklin Medium" fo:font-size="10.5pt" fo:font-weight="normal" officeooo:rsid="00b0f27f" officeooo:paragraph-rsid="00b0f27f" style:font-size-asian="10.5pt" style:font-weight-asian="normal" style:font-size-complex="10.5pt" style:font-weight-complex="normal"/>
    </style:style>
    <style:style style:name="P98" style:family="paragraph" style:parent-style-name="Standard">
      <style:text-properties fo:font-variant="normal" fo:text-transform="none" fo:color="#ff0000" loext:opacity="100%" style:font-name="Libre Franklin Medium" fo:font-size="10.5pt" fo:font-weight="normal" officeooo:rsid="00b0f27f" officeooo:paragraph-rsid="00c9b681" style:font-size-asian="10.5pt" style:font-weight-asian="normal" style:font-size-complex="10.5pt" style:font-weight-complex="normal"/>
    </style:style>
    <style:style style:name="P99" style:family="paragraph" style:parent-style-name="Standard">
      <style:text-properties fo:font-variant="normal" fo:text-transform="none" fo:color="#ff0000" loext:opacity="100%" style:font-name="Libre Franklin Medium" fo:font-size="10.5pt" fo:font-weight="normal" officeooo:rsid="00b63a02" officeooo:paragraph-rsid="00c711f9" style:font-size-asian="10.5pt" style:font-weight-asian="normal" style:font-size-complex="10.5pt" style:font-weight-complex="normal"/>
    </style:style>
    <style:style style:name="P100" style:family="paragraph" style:parent-style-name="Standard">
      <style:text-properties fo:font-variant="normal" fo:text-transform="none" fo:color="#ff0000" loext:opacity="100%" style:font-name="Libre Franklin Medium" fo:font-size="10.5pt" fo:font-weight="normal" officeooo:rsid="00cd3255" officeooo:paragraph-rsid="00ce1207" style:font-size-asian="10.5pt" style:font-weight-asian="normal" style:font-size-complex="10.5pt" style:font-weight-complex="normal"/>
    </style:style>
    <style:style style:name="P101" style:family="paragraph" style:parent-style-name="Standard">
      <style:text-properties fo:font-variant="normal" fo:text-transform="none" fo:color="#ff0000" loext:opacity="100%" style:font-name="Libre Franklin Medium" fo:font-size="10.5pt" fo:font-weight="normal" officeooo:rsid="00cd3255" officeooo:paragraph-rsid="00d47e51" style:font-size-asian="10.5pt" style:font-weight-asian="normal" style:font-size-complex="10.5pt" style:font-weight-complex="normal"/>
    </style:style>
    <style:style style:name="P102" style:family="paragraph" style:parent-style-name="Standard">
      <style:text-properties fo:font-variant="normal" fo:text-transform="none" fo:color="#ff0000" loext:opacity="100%" style:font-name="Libre Franklin Medium" fo:font-size="10.5pt" fo:font-weight="normal" officeooo:rsid="00cd3255" officeooo:paragraph-rsid="00d5a8a8" style:font-size-asian="10.5pt" style:font-weight-asian="normal" style:font-size-complex="10.5pt" style:font-weight-complex="normal"/>
    </style:style>
    <style:style style:name="P103" style:family="paragraph" style:parent-style-name="Standard">
      <style:text-properties fo:font-variant="normal" fo:text-transform="none" fo:color="#ff0000" loext:opacity="100%" style:font-name="Libre Franklin Medium" fo:font-size="10.5pt" fo:letter-spacing="normal" fo:font-style="normal" fo:font-weight="normal" officeooo:rsid="00ca7a8f" officeooo:paragraph-rsid="00d1c32d" style:font-size-asian="10.5pt" style:font-weight-asian="normal" style:font-size-complex="10.5pt" style:font-weight-complex="normal"/>
    </style:style>
    <style:style style:name="P104" style:family="paragraph" style:parent-style-name="Standard">
      <style:text-properties fo:font-variant="normal" fo:text-transform="none" fo:color="#ff0000" loext:opacity="100%" style:font-name="Libre Franklin Medium" fo:font-size="10.5pt" fo:letter-spacing="normal" fo:font-style="normal" fo:font-weight="normal" officeooo:rsid="00ca7a8f" officeooo:paragraph-rsid="00d5a8a8" style:font-size-asian="10.5pt" style:font-weight-asian="normal" style:font-size-complex="10.5pt" style:font-weight-complex="normal"/>
    </style:style>
    <style:style style:name="P105" style:family="paragraph" style:parent-style-name="Standard">
      <style:text-properties fo:font-variant="normal" fo:text-transform="none" fo:color="#ff0000" loext:opacity="100%" style:font-name="Libre Franklin Medium" fo:font-size="10.5pt" fo:letter-spacing="normal" fo:font-style="normal" fo:font-weight="normal" officeooo:rsid="00cd3255" officeooo:paragraph-rsid="00d5a8a8" style:font-size-asian="10.5pt" style:font-weight-asian="normal" style:font-size-complex="10.5pt" style:font-weight-complex="normal"/>
    </style:style>
    <style:style style:name="P106" style:family="paragraph" style:parent-style-name="Standard">
      <style:text-properties fo:font-variant="normal" fo:text-transform="none" fo:color="#ff0000" loext:opacity="100%" style:font-name="Libre Franklin Medium" fo:font-size="10.5pt" fo:letter-spacing="normal" fo:font-style="normal" fo:font-weight="normal" officeooo:rsid="00b0f27f" officeooo:paragraph-rsid="00b376a3" style:font-size-asian="10.5pt" style:font-weight-asian="normal" style:font-size-complex="10.5pt" style:font-weight-complex="normal"/>
    </style:style>
    <style:style style:name="P107" style:family="paragraph" style:parent-style-name="Standard">
      <style:text-properties fo:font-variant="normal" fo:text-transform="none" fo:color="#ff0000" loext:opacity="100%" style:font-name="Libre Franklin Medium" fo:font-size="10.5pt" fo:letter-spacing="normal" fo:font-style="normal" fo:font-weight="normal" officeooo:rsid="00b0f27f" officeooo:paragraph-rsid="00c9b681" style:font-size-asian="10.5pt" style:font-weight-asian="normal" style:font-size-complex="10.5pt" style:font-weight-complex="normal"/>
    </style:style>
    <style:style style:name="P108" style:family="paragraph" style:parent-style-name="Standard">
      <style:text-properties fo:font-variant="normal" fo:text-transform="none" fo:color="#ff0000" loext:opacity="100%" style:font-name="Libre Franklin Medium" fo:font-size="10.5pt" fo:letter-spacing="normal" fo:font-style="normal" fo:font-weight="normal" officeooo:rsid="00b63a02" officeooo:paragraph-rsid="00c711f9" style:font-size-asian="10.5pt" style:font-weight-asian="normal" style:font-size-complex="10.5pt" style:font-weight-complex="normal"/>
    </style:style>
    <style:style style:name="P109" style:family="paragraph" style:parent-style-name="Standard">
      <style:paragraph-properties fo:text-align="center" style:justify-single-word="false"/>
      <style:text-properties fo:font-variant="normal" fo:text-transform="none" fo:color="#ff0000" loext:opacity="100%" style:font-name="Libre Franklin SemiBold" fo:font-size="12pt" fo:letter-spacing="normal" fo:font-style="normal" fo:font-weight="normal" officeooo:rsid="00b63a02" officeooo:paragraph-rsid="00b63a02" style:font-size-asian="12pt" style:font-weight-asian="normal" style:font-size-complex="12pt" style:font-weight-complex="normal"/>
    </style:style>
    <style:style style:name="P110" style:family="paragraph" style:parent-style-name="Standard">
      <style:text-properties fo:font-variant="normal" fo:text-transform="none" fo:color="#ff0000" loext:opacity="100%" style:font-name="Libre Franklin SemiBold" fo:font-size="10.5pt" fo:font-weight="normal" officeooo:rsid="00cd3255" officeooo:paragraph-rsid="00cd3255" style:font-size-asian="10.5pt" style:font-weight-asian="normal" style:font-size-complex="10.5pt" style:font-weight-complex="normal"/>
    </style:style>
    <style:style style:name="P111" style:family="paragraph" style:parent-style-name="Standard">
      <style:text-properties fo:font-variant="normal" fo:text-transform="none" fo:color="#ff0000" loext:opacity="100%" style:font-name="Libre Franklin SemiBold" fo:font-size="10.5pt" fo:font-weight="normal" officeooo:rsid="00cd3255" officeooo:paragraph-rsid="00d5a8a8" style:font-size-asian="10.5pt" style:font-weight-asian="normal" style:font-size-complex="10.5pt" style:font-weight-complex="normal"/>
    </style:style>
    <style:style style:name="P112" style:family="paragraph" style:parent-style-name="Standard">
      <style:text-properties fo:font-variant="normal" fo:text-transform="none" fo:color="#ff0000" loext:opacity="100%" style:font-name="Libre Franklin SemiBold" fo:font-size="10.5pt" fo:font-weight="normal" officeooo:rsid="00cd3255" officeooo:paragraph-rsid="00d6bea8" style:font-size-asian="10.5pt" style:font-weight-asian="normal" style:font-size-complex="10.5pt" style:font-weight-complex="normal"/>
    </style:style>
    <style:style style:name="P113" style:family="paragraph" style:parent-style-name="Standard">
      <style:text-properties fo:font-variant="normal" fo:text-transform="none" fo:color="#ff0000" loext:opacity="100%" style:font-name="Libre Franklin SemiBold" fo:font-size="10.5pt" fo:font-weight="normal" officeooo:rsid="00ca7a8f" officeooo:paragraph-rsid="00ca7a8f" style:font-size-asian="10.5pt" style:font-weight-asian="normal" style:font-size-complex="10.5pt" style:font-weight-complex="normal"/>
    </style:style>
    <style:style style:name="P114" style:family="paragraph" style:parent-style-name="Standard">
      <style:text-properties fo:font-variant="normal" fo:text-transform="none" fo:color="#ff0000" loext:opacity="100%" style:font-name="Libre Franklin SemiBold" fo:font-size="10.5pt" fo:font-weight="normal" officeooo:rsid="00ca7a8f" officeooo:paragraph-rsid="00cd3255" style:font-size-asian="10.5pt" style:font-weight-asian="normal" style:font-size-complex="10.5pt" style:font-weight-complex="normal"/>
    </style:style>
    <style:style style:name="P115" style:family="paragraph" style:parent-style-name="Standard">
      <style:text-properties fo:font-variant="normal" fo:text-transform="none" fo:color="#ff0000" loext:opacity="100%" style:font-name="Libre Franklin SemiBold" fo:font-size="10.5pt" fo:font-weight="normal" officeooo:rsid="00ca7a8f" officeooo:paragraph-rsid="00ce1207" style:font-size-asian="10.5pt" style:font-weight-asian="normal" style:font-size-complex="10.5pt" style:font-weight-complex="normal"/>
    </style:style>
    <style:style style:name="P116" style:family="paragraph" style:parent-style-name="Standard">
      <style:text-properties fo:font-variant="normal" fo:text-transform="none" fo:color="#ff0000" loext:opacity="100%" style:font-name="Libre Franklin SemiBold" fo:font-size="10.5pt" fo:letter-spacing="normal" fo:font-style="normal" fo:font-weight="normal" officeooo:rsid="00ca7a8f" officeooo:paragraph-rsid="00d1c32d" style:font-size-asian="10.5pt" style:font-weight-asian="normal" style:font-size-complex="10.5pt" style:font-weight-complex="normal"/>
    </style:style>
    <style:style style:name="P117" style:family="paragraph" style:parent-style-name="Standard">
      <style:text-properties fo:font-variant="normal" fo:text-transform="none" fo:color="#ff0000" loext:opacity="100%" style:font-name="Libre Franklin SemiBold" fo:font-size="10.5pt" fo:letter-spacing="normal" fo:font-style="normal" fo:font-weight="normal" officeooo:rsid="00ca7a8f" officeooo:paragraph-rsid="00d5a8a8" style:font-size-asian="10.5pt" style:font-weight-asian="normal" style:font-size-complex="10.5pt" style:font-weight-complex="normal"/>
    </style:style>
    <style:style style:name="P118" style:family="paragraph" style:parent-style-name="Standard">
      <style:text-properties fo:font-variant="normal" fo:text-transform="none" fo:color="#ff0000" loext:opacity="100%" style:font-name="Libre Franklin SemiBold" fo:font-size="10.5pt" fo:letter-spacing="normal" fo:font-style="normal" fo:font-weight="normal" officeooo:rsid="00b63a02" officeooo:paragraph-rsid="00b63a02" style:font-size-asian="10.5pt" style:font-weight-asian="normal" style:font-size-complex="10.5pt" style:font-weight-complex="normal"/>
    </style:style>
    <style:style style:name="P119" style:family="paragraph" style:parent-style-name="Standard">
      <style:text-properties fo:font-variant="normal" fo:text-transform="none" fo:color="#ff0000" loext:opacity="100%" style:font-name="Libre Franklin SemiBold" fo:font-size="10.5pt" fo:letter-spacing="normal" fo:font-style="normal" fo:font-weight="normal" officeooo:rsid="00b63a02" officeooo:paragraph-rsid="00c711f9" style:font-size-asian="10.5pt" style:font-weight-asian="normal" style:font-size-complex="10.5pt" style:font-weight-complex="normal"/>
    </style:style>
    <style:style style:name="P120" style:family="paragraph" style:parent-style-name="Standard">
      <style:text-properties fo:font-variant="normal" fo:text-transform="none" fo:color="#000000" loext:opacity="100%" style:font-name="Libre Franklin Medium" fo:font-size="12pt" fo:letter-spacing="normal" fo:font-style="normal" fo:font-weight="normal" officeooo:rsid="00caf3d4" officeooo:paragraph-rsid="00caf3d4" style:font-size-asian="12pt" style:font-weight-asian="normal" style:font-size-complex="12pt" style:font-weight-complex="normal"/>
    </style:style>
    <style:style style:name="P121" style:family="paragraph" style:parent-style-name="Standard">
      <style:text-properties fo:font-variant="normal" fo:text-transform="none" fo:color="#000000" loext:opacity="100%" style:font-name="Libre Franklin Medium" fo:font-size="12pt" fo:letter-spacing="normal" fo:font-style="normal" fo:font-weight="normal" officeooo:rsid="00caf3d4" officeooo:paragraph-rsid="00d5a8a8" style:font-size-asian="12pt" style:font-weight-asian="normal" style:font-size-complex="12pt" style:font-weight-complex="normal"/>
    </style:style>
    <style:style style:name="P122" style:family="paragraph" style:parent-style-name="Standard">
      <style:text-properties fo:font-variant="normal" fo:text-transform="none" fo:color="#000000" loext:opacity="100%" style:font-name="Libre Franklin Medium" fo:font-size="12pt" fo:letter-spacing="normal" fo:font-style="normal" fo:font-weight="normal" officeooo:rsid="00caf3d4" officeooo:paragraph-rsid="00da1d92" style:font-size-asian="12pt" style:font-weight-asian="normal" style:font-size-complex="12pt" style:font-weight-complex="normal"/>
    </style:style>
    <style:style style:name="P123" style:family="paragraph" style:parent-style-name="Standard">
      <style:text-properties fo:font-variant="normal" fo:text-transform="none" fo:color="#000000" loext:opacity="100%" style:font-name="Libre Franklin Medium" fo:font-size="12pt" fo:letter-spacing="normal" fo:font-style="normal" fo:font-weight="normal" officeooo:rsid="00cbe299" officeooo:paragraph-rsid="00cbe299" style:font-size-asian="12pt" style:font-weight-asian="normal" style:font-size-complex="12pt" style:font-weight-complex="normal"/>
    </style:style>
    <style:style style:name="P124" style:family="paragraph" style:parent-style-name="Standard">
      <style:text-properties fo:font-variant="normal" fo:text-transform="none" fo:color="#000000" loext:opacity="100%" style:font-name="Libre Franklin Medium" fo:font-size="12pt" fo:letter-spacing="normal" fo:font-style="normal" fo:font-weight="normal" officeooo:rsid="00bff404" officeooo:paragraph-rsid="00c711f9" style:font-size-asian="12pt" style:font-weight-asian="normal" style:font-size-complex="12pt" style:font-weight-complex="normal"/>
    </style:style>
    <style:style style:name="P125" style:family="paragraph" style:parent-style-name="Standard">
      <style:text-properties fo:font-variant="normal" fo:text-transform="none" fo:color="#000000" loext:opacity="100%" style:font-name="Libre Franklin SemiBold" fo:font-size="12pt" fo:letter-spacing="normal" fo:font-style="normal" fo:font-weight="normal" officeooo:rsid="00caf3d4" officeooo:paragraph-rsid="00caf3d4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officeooo:paragraph-rsid="001427f5"/>
    </style:style>
    <style:style style:name="P127" style:family="paragraph" style:parent-style-name="Standard">
      <style:paragraph-properties fo:text-align="start" style:justify-single-word="false"/>
      <style:text-properties officeooo:paragraph-rsid="0046378c"/>
    </style:style>
    <style:style style:name="P128" style:family="paragraph" style:parent-style-name="Standard">
      <style:paragraph-properties fo:text-align="start" style:justify-single-word="false"/>
      <style:text-properties officeooo:paragraph-rsid="0048bc91"/>
    </style:style>
    <style:style style:name="P129" style:family="paragraph" style:parent-style-name="Standard">
      <style:paragraph-properties fo:text-align="start" style:justify-single-word="false"/>
      <style:text-properties officeooo:paragraph-rsid="007a17a4"/>
    </style:style>
    <style:style style:name="P130" style:family="paragraph" style:parent-style-name="Standard">
      <style:text-properties style:font-name="Libre Franklin" fo:font-weight="bold" style:font-weight-asian="bold" style:font-weight-complex="bold"/>
    </style:style>
    <style:style style:name="P131" style:family="paragraph" style:parent-style-name="Standard">
      <style:text-properties fo:color="#ff0000" loext:opacity="100%" style:font-name="Libre Franklin Medium1" fo:font-size="10.5pt" fo:font-weight="normal" style:font-size-asian="10.5pt" style:font-weight-asian="normal" style:font-size-complex="10.5pt" style:font-weight-complex="normal"/>
    </style:style>
    <style:style style:name="P132" style:family="paragraph" style:parent-style-name="Standard">
      <style:text-properties fo:color="#ff0000" loext:opacity="100%" style:font-name="Libre Franklin Medium1" fo:font-size="10.5pt" fo:font-weight="normal" officeooo:paragraph-rsid="008e26ca" style:font-size-asian="10.5pt" style:font-weight-asian="normal" style:font-size-complex="10.5pt" style:font-weight-complex="normal"/>
    </style:style>
    <style:style style:name="P133" style:family="paragraph" style:parent-style-name="Standard">
      <style:text-properties fo:color="#ff0000" loext:opacity="100%" style:font-name="Libre Franklin Medium1" fo:font-size="10.5pt" fo:font-weight="normal" officeooo:paragraph-rsid="008eb55a" style:font-size-asian="10.5pt" style:font-weight-asian="normal" style:font-size-complex="10.5pt" style:font-weight-complex="normal"/>
    </style:style>
    <style:style style:name="P134" style:family="paragraph" style:parent-style-name="Standard">
      <style:text-properties fo:color="#ff0000" loext:opacity="100%" style:font-name="Libre Franklin Medium1" fo:font-size="10.5pt" fo:font-weight="normal" officeooo:paragraph-rsid="0094ae23" style:font-size-asian="10.5pt" style:font-weight-asian="normal" style:font-size-complex="10.5pt" style:font-weight-complex="normal"/>
    </style:style>
    <style:style style:name="P135" style:family="paragraph" style:parent-style-name="Standard">
      <style:text-properties fo:color="#ff0000" loext:opacity="100%" style:font-name="Libre Franklin Medium1" fo:font-size="10.5pt" fo:font-weight="normal" officeooo:paragraph-rsid="0094e843" style:font-size-asian="10.5pt" style:font-weight-asian="normal" style:font-size-complex="10.5pt" style:font-weight-complex="normal"/>
    </style:style>
    <style:style style:name="P136" style:family="paragraph" style:parent-style-name="Standard">
      <style:text-properties fo:color="#ff0000" loext:opacity="100%" style:font-name="Libre Franklin Medium1" fo:font-size="10.5pt" fo:font-weight="normal" officeooo:paragraph-rsid="00958bb8" style:font-size-asian="10.5pt" style:font-weight-asian="normal" style:font-size-complex="10.5pt" style:font-weight-complex="normal"/>
    </style:style>
    <style:style style:name="P137" style:family="paragraph" style:parent-style-name="Standard">
      <style:text-properties fo:color="#ff0000" loext:opacity="100%" style:font-name="Libre Franklin Medium1" fo:font-size="10.5pt" fo:font-weight="normal" officeooo:paragraph-rsid="00979943" style:font-size-asian="10.5pt" style:font-weight-asian="normal" style:font-size-complex="10.5pt" style:font-weight-complex="normal"/>
    </style:style>
    <style:style style:name="P138" style:family="paragraph" style:parent-style-name="Standard">
      <style:text-properties fo:color="#ff0000" loext:opacity="100%" style:font-name="Libre Franklin Medium1" fo:font-size="10.5pt" fo:font-weight="normal" officeooo:paragraph-rsid="009a8bbd" style:font-size-asian="10.5pt" style:font-weight-asian="normal" style:font-size-complex="10.5pt" style:font-weight-complex="normal"/>
    </style:style>
    <style:style style:name="P139" style:family="paragraph" style:parent-style-name="Standard">
      <style:text-properties fo:color="#ff0000" loext:opacity="100%" style:font-name="Libre Franklin Medium1" fo:font-size="10.5pt" fo:font-weight="normal" officeooo:paragraph-rsid="00a9b000" style:font-size-asian="10.5pt" style:font-weight-asian="normal" style:font-size-complex="10.5pt" style:font-weight-complex="normal"/>
    </style:style>
    <style:style style:name="P140" style:family="paragraph" style:parent-style-name="Standard">
      <style:text-properties fo:color="#ff0000" loext:opacity="100%" style:font-name="Libre Franklin Medium1" fo:font-size="10.5pt" fo:language="es" fo:country="ES" fo:font-weight="normal" style:font-size-asian="10.5pt" style:font-weight-asian="normal" style:font-size-complex="10.5pt" style:font-weight-complex="normal"/>
    </style:style>
    <style:style style:name="P141" style:family="paragraph" style:parent-style-name="Standard">
      <style:text-properties fo:color="#ff0000" loext:opacity="100%" style:font-name="Libre Franklin Medium1" fo:font-size="10.5pt" fo:language="es" fo:country="ES" fo:font-weight="normal" officeooo:paragraph-rsid="0090ac22" style:font-size-asian="10.5pt" style:font-weight-asian="normal" style:font-size-complex="10.5pt" style:font-weight-complex="normal"/>
    </style:style>
    <style:style style:name="P142" style:family="paragraph" style:parent-style-name="Standard">
      <style:text-properties fo:color="#ff0000" loext:opacity="100%" style:font-name="Libre Franklin Medium1" fo:font-size="10.5pt" fo:language="es" fo:country="ES" fo:font-weight="normal" officeooo:paragraph-rsid="00915de8" style:font-size-asian="10.5pt" style:font-weight-asian="normal" style:font-size-complex="10.5pt" style:font-weight-complex="normal"/>
    </style:style>
    <style:style style:name="P143" style:family="paragraph" style:parent-style-name="Standard">
      <style:paragraph-properties fo:text-align="center" style:justify-single-word="false"/>
      <style:text-properties fo:color="#ff0000" loext:opacity="100%" style:font-name="Libre Franklin SemiBold1" fo:font-weight="normal" style:font-weight-asian="normal" style:font-weight-complex="normal"/>
    </style:style>
    <style:style style:name="P144" style:family="paragraph" style:parent-style-name="Standard">
      <style:paragraph-properties fo:text-align="center" style:justify-single-word="false"/>
      <style:text-properties fo:color="#ff0000" loext:opacity="100%" style:font-name="Libre Franklin SemiBold1" fo:font-size="12pt" fo:font-weight="normal" officeooo:paragraph-rsid="00967171" style:font-size-asian="12pt" style:font-weight-asian="normal" style:font-size-complex="12pt" style:font-weight-complex="normal"/>
    </style:style>
    <style:style style:name="P145" style:family="paragraph" style:parent-style-name="Standard">
      <style:text-properties fo:color="#ff0000" loext:opacity="100%" style:font-name="Libre Franklin SemiBold1" fo:font-size="10.5pt" fo:font-weight="normal" style:font-size-asian="10.5pt" style:font-weight-asian="normal" style:font-size-complex="10.5pt" style:font-weight-complex="normal"/>
    </style:style>
    <style:style style:name="P146" style:family="paragraph" style:parent-style-name="Standard">
      <style:text-properties fo:color="#ff0000" loext:opacity="100%" style:font-name="Libre Franklin SemiBold1" fo:font-size="10.5pt" fo:font-weight="normal" officeooo:paragraph-rsid="00a9b000" style:font-size-asian="10.5pt" style:font-weight-asian="normal" style:font-size-complex="10.5pt" style:font-weight-complex="normal"/>
    </style:style>
    <style:style style:name="P147" style:family="paragraph" style:parent-style-name="Standard">
      <style:text-properties fo:color="#ff0000" loext:opacity="100%" style:font-name="Libre Franklin Medium" fo:font-size="10.5pt" fo:font-weight="normal" style:font-size-asian="10.5pt" style:font-weight-asian="normal" style:font-size-complex="10.5pt" style:font-weight-complex="normal"/>
    </style:style>
    <style:style style:name="P148" style:family="paragraph" style:parent-style-name="Standard">
      <style:text-properties fo:color="#ff0000" loext:opacity="100%" style:font-name="Libre Franklin Medium" fo:font-size="10.5pt" fo:font-weight="normal" officeooo:paragraph-rsid="00a78397" style:font-size-asian="10.5pt" style:font-weight-asian="normal" style:font-size-complex="10.5pt" style:font-weight-complex="normal"/>
    </style:style>
    <style:style style:name="P149" style:family="paragraph" style:parent-style-name="Standard">
      <style:text-properties fo:color="#ff0000" loext:opacity="100%" style:font-name="Libre Franklin Medium" fo:font-size="10.5pt" fo:font-weight="normal" officeooo:paragraph-rsid="00a9b000" style:font-size-asian="10.5pt" style:font-weight-asian="normal" style:font-size-complex="10.5pt" style:font-weight-complex="normal"/>
    </style:style>
    <style:style style:name="P150" style:family="paragraph" style:parent-style-name="Standard">
      <style:text-properties fo:color="#ff0000" loext:opacity="100%" style:font-name="Libre Franklin Medium" fo:font-size="10.5pt" fo:font-weight="normal" officeooo:rsid="00b0f27f" officeooo:paragraph-rsid="00b0f27f" style:font-size-asian="10.5pt" style:font-weight-asian="normal" style:font-size-complex="10.5pt" style:font-weight-complex="normal"/>
    </style:style>
    <style:style style:name="P151" style:family="paragraph" style:parent-style-name="Standard">
      <style:text-properties fo:color="#ff0000" loext:opacity="100%" style:font-name="Libre Franklin Medium" fo:font-size="10.5pt" fo:font-weight="normal" officeooo:rsid="00b0f27f" officeooo:paragraph-rsid="00b2cd0a" style:font-size-asian="10.5pt" style:font-weight-asian="normal" style:font-size-complex="10.5pt" style:font-weight-complex="normal"/>
    </style:style>
    <style:style style:name="P152" style:family="paragraph" style:parent-style-name="Standard">
      <style:text-properties fo:color="#ff0000" loext:opacity="100%" style:font-name="Libre Franklin Medium" fo:font-size="10.5pt" fo:font-weight="normal" officeooo:rsid="00b0f27f" officeooo:paragraph-rsid="00b376a3" style:font-size-asian="10.5pt" style:font-weight-asian="normal" style:font-size-complex="10.5pt" style:font-weight-complex="normal"/>
    </style:style>
    <style:style style:name="P153" style:family="paragraph" style:parent-style-name="Standard">
      <style:text-properties style:font-name="Libre Franklin Medium1" fo:font-size="12pt" fo:font-weight="normal" style:font-size-asian="12pt" style:font-weight-asian="normal" style:font-size-complex="12pt" style:font-weight-complex="normal"/>
    </style:style>
    <style:style style:name="P154" style:family="paragraph" style:parent-style-name="Standard">
      <style:text-properties style:font-name="Libre Franklin Medium1" fo:font-size="12pt" fo:font-weight="normal" officeooo:paragraph-rsid="0094e843" style:font-size-asian="12pt" style:font-weight-asian="normal" style:font-size-complex="12pt" style:font-weight-complex="normal"/>
    </style:style>
    <style:style style:name="P155" style:family="paragraph" style:parent-style-name="Standard">
      <style:text-properties style:font-name="Libre Franklin Medium1" fo:font-size="12pt" fo:font-weight="normal" officeooo:paragraph-rsid="00958bb8" style:font-size-asian="12pt" style:font-weight-asian="normal" style:font-size-complex="12pt" style:font-weight-complex="normal"/>
    </style:style>
    <style:style style:name="P156" style:family="paragraph" style:parent-style-name="Standard">
      <style:text-properties style:font-name="Libre Franklin Medium1" fo:font-size="12pt" fo:font-weight="normal" officeooo:paragraph-rsid="009a8bbd" style:font-size-asian="12pt" style:font-weight-asian="normal" style:font-size-complex="12pt" style:font-weight-complex="normal"/>
    </style:style>
    <style:style style:name="P157" style:family="paragraph" style:parent-style-name="Standard">
      <style:text-properties style:font-name="Libre Franklin Medium1" fo:font-size="10.5pt" fo:font-weight="normal" style:font-size-asian="10.5pt" style:font-weight-asian="normal" style:font-size-complex="10.5pt" style:font-weight-complex="normal"/>
    </style:style>
    <style:style style:name="P158" style:family="paragraph" style:parent-style-name="Standard">
      <style:text-properties style:font-name="Libre Franklin Medium1" fo:language="es" fo:country="ES" fo:font-weight="normal" style:font-weight-asian="normal" style:font-weight-complex="normal"/>
    </style:style>
    <style:style style:name="P159" style:family="paragraph" style:parent-style-name="Standard">
      <style:text-properties style:font-name="Libre Franklin Medium1" fo:language="es" fo:country="ES" fo:font-weight="normal" officeooo:paragraph-rsid="0090ac22" style:font-weight-asian="normal" style:font-weight-complex="normal"/>
    </style:style>
    <style:style style:name="P160" style:family="paragraph" style:parent-style-name="Standard">
      <style:text-properties style:font-name="Libre Franklin Medium1" fo:language="es" fo:country="ES" fo:font-weight="normal" officeooo:paragraph-rsid="00915de8" style:font-weight-asian="normal" style:font-weight-complex="normal"/>
    </style:style>
    <style:style style:name="P161" style:family="paragraph" style:parent-style-name="Standard">
      <style:text-properties style:font-name="Libre Franklin SemiBold1" fo:font-weight="normal" style:font-weight-asian="normal" style:font-weight-complex="normal"/>
    </style:style>
    <style:style style:name="P162" style:family="paragraph" style:parent-style-name="Standard">
      <style:text-properties style:font-name="Libre Franklin SemiBold1" fo:font-weight="normal" officeooo:paragraph-rsid="008e26ca" style:font-weight-asian="normal" style:font-weight-complex="normal"/>
    </style:style>
    <style:style style:name="P163" style:family="paragraph" style:parent-style-name="Standard">
      <style:text-properties style:font-name="Libre Franklin SemiBold1" fo:font-weight="normal" officeooo:paragraph-rsid="008eb55a" style:font-weight-asian="normal" style:font-weight-complex="normal"/>
    </style:style>
    <style:style style:name="P164" style:family="paragraph" style:parent-style-name="Standard">
      <style:text-properties style:font-name="Libre Franklin SemiBold1" fo:font-weight="normal" officeooo:paragraph-rsid="008f9b4b" style:font-weight-asian="normal" style:font-weight-complex="normal"/>
    </style:style>
    <style:style style:name="P165" style:family="paragraph" style:parent-style-name="Standard">
      <style:paragraph-properties fo:text-align="center" style:justify-single-word="false"/>
      <style:text-properties style:font-name="Libre Franklin SemiBold1" fo:font-size="10pt" fo:font-weight="normal" style:font-size-asian="10pt" style:font-weight-asian="normal" style:font-size-complex="10pt" style:font-weight-complex="normal"/>
    </style:style>
    <style:style style:name="P166" style:family="paragraph" style:parent-style-name="Standard">
      <style:paragraph-properties fo:text-align="center" style:justify-single-word="false"/>
      <style:text-properties style:font-name="Libre Franklin SemiBold1" fo:font-size="10pt" fo:font-weight="normal" officeooo:paragraph-rsid="00967171" style:font-size-asian="10pt" style:font-weight-asian="normal" style:font-size-complex="10pt" style:font-weight-complex="normal"/>
    </style:style>
    <style:style style:name="P167" style:family="paragraph" style:parent-style-name="Standard">
      <style:text-properties style:font-name="Libre Franklin SemiBold1" fo:font-size="12pt" fo:font-weight="normal" style:font-size-asian="12pt" style:font-weight-asian="normal" style:font-size-complex="12pt" style:font-weight-complex="normal"/>
    </style:style>
    <style:style style:name="P168" style:family="paragraph" style:parent-style-name="Standard">
      <style:text-properties style:font-name="Libre Franklin SemiBold1" fo:font-size="12pt" fo:font-weight="normal" officeooo:paragraph-rsid="0094ae23" style:font-size-asian="12pt" style:font-weight-asian="normal" style:font-size-complex="12pt" style:font-weight-complex="normal"/>
    </style:style>
    <style:style style:name="P169" style:family="paragraph" style:parent-style-name="Standard">
      <style:text-properties style:font-name="Libre Franklin SemiBold1" fo:font-size="12pt" fo:font-weight="normal" officeooo:paragraph-rsid="0094e843" style:font-size-asian="12pt" style:font-weight-asian="normal" style:font-size-complex="12pt" style:font-weight-complex="normal"/>
    </style:style>
    <style:style style:name="P170" style:family="paragraph" style:parent-style-name="Standard">
      <style:text-properties style:font-name="Libre Franklin SemiBold1" fo:font-size="12pt" fo:font-weight="normal" officeooo:paragraph-rsid="00958bb8" style:font-size-asian="12pt" style:font-weight-asian="normal" style:font-size-complex="12pt" style:font-weight-complex="normal"/>
    </style:style>
    <style:style style:name="P171" style:family="paragraph" style:parent-style-name="Standard">
      <style:text-properties style:font-name="Libre Franklin SemiBold1" fo:font-size="12pt" fo:font-weight="normal" officeooo:paragraph-rsid="00979943" style:font-size-asian="12pt" style:font-weight-asian="normal" style:font-size-complex="12pt" style:font-weight-complex="normal"/>
    </style:style>
    <style:style style:name="P172" style:family="paragraph" style:parent-style-name="Standard">
      <style:text-properties style:font-name="Libre Franklin SemiBold1" fo:font-size="12pt" fo:font-weight="normal" officeooo:paragraph-rsid="00a9b000" style:font-size-asian="12pt" style:font-weight-asian="normal" style:font-size-complex="12pt" style:font-weight-complex="normal"/>
    </style:style>
    <style:style style:name="P173" style:family="paragraph" style:parent-style-name="Standard">
      <style:text-properties style:font-name="Libre Franklin SemiBold1" fo:language="es" fo:country="ES" fo:font-weight="normal" style:font-weight-asian="normal" style:font-weight-complex="normal"/>
    </style:style>
    <style:style style:name="P174" style:family="paragraph" style:parent-style-name="Standard">
      <style:text-properties style:font-name="Libre Franklin SemiBold1" fo:language="es" fo:country="ES" fo:font-weight="normal" officeooo:paragraph-rsid="0090ac22" style:font-weight-asian="normal" style:font-weight-complex="normal"/>
    </style:style>
    <style:style style:name="P175" style:family="paragraph" style:parent-style-name="Standard">
      <style:text-properties style:font-name="Libre Franklin SemiBold1" fo:language="es" fo:country="ES" fo:font-weight="normal" officeooo:paragraph-rsid="00915de8" style:font-weight-asian="normal" style:font-weight-complex="normal"/>
    </style:style>
    <style:style style:name="P176" style:family="paragraph" style:parent-style-name="Standard">
      <style:text-properties fo:text-transform="uppercase" style:font-name="Libre Franklin SemiBold1" fo:language="es" fo:country="ES" fo:font-weight="normal" officeooo:paragraph-rsid="00915de8" style:font-weight-asian="normal" style:font-weight-complex="normal"/>
    </style:style>
    <style:style style:name="P177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font-size="12pt" fo:font-weight="normal" officeooo:rsid="00acd2c3" officeooo:paragraph-rsid="00acd2c3" style:font-size-asian="12pt" style:font-weight-asian="normal" style:font-size-complex="12pt" style:font-weight-complex="normal"/>
    </style:style>
    <style:style style:name="P178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font-size="12pt" fo:font-weight="normal" officeooo:rsid="00ca7a8f" officeooo:paragraph-rsid="00ca7a8f" style:font-size-asian="12pt" style:font-weight-asian="normal" style:font-size-complex="12pt" style:font-weight-complex="normal"/>
    </style:style>
    <style:style style:name="P179" style:family="paragraph" style:parent-style-name="Standard">
      <style:text-properties fo:text-transform="uppercase" style:use-window-font-color="true" loext:opacity="0%" style:font-name="Libre Franklin SemiBold" fo:font-size="12pt" fo:font-weight="normal" officeooo:rsid="00b0f27f" officeooo:paragraph-rsid="00c9b681" style:font-size-asian="12pt" style:font-weight-asian="normal" style:font-size-complex="12pt" style:font-weight-complex="normal"/>
    </style:style>
    <style:style style:name="P180" style:family="paragraph" style:parent-style-name="Standard">
      <style:text-properties fo:text-transform="uppercase" style:use-window-font-color="true" loext:opacity="0%" style:font-name="Libre Franklin SemiBold" fo:font-size="12pt" fo:font-weight="normal" officeooo:rsid="00ad630e" officeooo:paragraph-rsid="00b0f27f" style:font-size-asian="12pt" style:font-weight-asian="normal" style:font-size-complex="12pt" style:font-weight-complex="normal"/>
    </style:style>
    <style:style style:name="P181" style:family="paragraph" style:parent-style-name="Standard">
      <style:text-properties fo:text-transform="uppercase" style:use-window-font-color="true" loext:opacity="0%" style:font-name="Libre Franklin SemiBold" fo:font-size="12pt" fo:font-weight="normal" officeooo:rsid="00ad630e" officeooo:paragraph-rsid="00b2cd0a" style:font-size-asian="12pt" style:font-weight-asian="normal" style:font-size-complex="12pt" style:font-weight-complex="normal"/>
    </style:style>
    <style:style style:name="P182" style:family="paragraph" style:parent-style-name="Standard">
      <style:text-properties fo:text-transform="uppercase" style:use-window-font-color="true" loext:opacity="0%" style:font-name="Libre Franklin SemiBold" fo:font-size="12pt" fo:letter-spacing="normal" fo:font-style="normal" fo:font-weight="normal" officeooo:rsid="00b0f27f" officeooo:paragraph-rsid="00b0f27f" style:font-size-asian="12pt" style:font-weight-asian="normal" style:font-size-complex="12pt" style:font-weight-complex="normal"/>
    </style:style>
    <style:style style:name="P183" style:family="paragraph" style:parent-style-name="Standard">
      <style:text-properties style:font-name="Libre Franklin Medium"/>
    </style:style>
    <style:style style:name="P184" style:family="paragraph" style:parent-style-name="Standard">
      <style:text-properties style:font-name="Libre Franklin Medium" fo:font-size="12pt" fo:font-weight="normal" style:font-size-asian="12pt" style:font-weight-asian="normal" style:font-size-complex="12pt" style:font-weight-complex="normal"/>
    </style:style>
    <style:style style:name="P185" style:family="paragraph" style:parent-style-name="Standard">
      <style:text-properties style:font-name="Libre Franklin Medium" fo:font-size="12pt" fo:font-weight="normal" officeooo:paragraph-rsid="00a78397" style:font-size-asian="12pt" style:font-weight-asian="normal" style:font-size-complex="12pt" style:font-weight-complex="normal"/>
    </style:style>
    <style:style style:name="P186" style:family="paragraph" style:parent-style-name="Standard">
      <style:paragraph-properties fo:text-align="center" style:justify-single-word="false"/>
      <style:text-properties style:font-name="Libre Franklin SemiBold" fo:font-size="10pt" fo:font-weight="normal" officeooo:rsid="00acd2c3" officeooo:paragraph-rsid="00acd2c3" style:font-size-asian="10pt" style:font-weight-asian="normal" style:font-size-complex="10pt" style:font-weight-complex="normal"/>
    </style:style>
    <style:style style:name="P187" style:family="paragraph" style:parent-style-name="Standard">
      <style:paragraph-properties fo:text-align="center" style:justify-single-word="false"/>
      <style:text-properties fo:text-transform="capitalize" style:use-window-font-color="true" loext:opacity="0%" style:font-name="Libre Franklin SemiBold" fo:font-size="10pt" fo:font-weight="normal" officeooo:rsid="00b63a02" officeooo:paragraph-rsid="00b63a02" style:font-size-asian="10pt" style:font-weight-asian="normal" style:font-size-complex="10pt" style:font-weight-complex="normal"/>
    </style:style>
    <style:style style:name="P18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font-style="normal" style:text-underline-style="none" fo:font-weight="normal" officeooo:rsid="00099214" officeooo:paragraph-rsid="0037024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18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font-style="normal" style:text-underline-style="none" fo:font-weight="normal" officeooo:rsid="00099214" officeooo:paragraph-rsid="004629d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1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font-style="normal" style:text-underline-style="none" fo:font-weight="normal" officeooo:rsid="00099214" officeooo:paragraph-rsid="004629d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1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font-style="normal" style:text-underline-style="none" fo:font-weight="normal" officeooo:rsid="00099214" officeooo:paragraph-rsid="0078a434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1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font-style="normal" style:text-underline-style="none" fo:font-weight="normal" officeooo:rsid="004e889c" officeooo:paragraph-rsid="00814a9f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19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font-style="normal" style:text-underline-style="none" fo:font-weight="normal" officeooo:rsid="00716091" officeooo:paragraph-rsid="0087172a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19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font-style="normal" style:text-underline-style="none" fo:font-weight="normal" officeooo:rsid="0087172a" officeooo:paragraph-rsid="0087172a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19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font-style="normal" style:text-underline-style="none" fo:font-weight="bold" officeooo:rsid="00099214" officeooo:paragraph-rsid="003cd6d8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19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font-style="normal" style:text-underline-style="none" fo:font-weight="bold" officeooo:rsid="00099214" officeooo:paragraph-rsid="00370246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19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font-style="normal" style:text-underline-style="none" fo:font-weight="bold" officeooo:rsid="00099214" officeooo:paragraph-rsid="001a9a03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19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font-style="normal" style:text-underline-style="none" fo:font-weight="bold" officeooo:rsid="00099214" officeooo:paragraph-rsid="001be3a2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19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font-name="Courier Prime" fo:font-size="12pt" officeooo:rsid="003cd6d8" officeooo:paragraph-rsid="003cd6d8" style:font-size-asian="12pt" style:font-size-complex="12pt"/>
    </style:style>
    <style:style style:name="P20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font-name="Courier Prime" fo:font-size="12pt" officeooo:rsid="002ea01c" officeooo:paragraph-rsid="003cd6d8" style:font-size-asian="12pt" style:font-size-complex="12pt"/>
    </style:style>
    <style:style style:name="P20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font-name="Courier Prime" fo:font-size="12pt" officeooo:rsid="00099214" officeooo:paragraph-rsid="0047db6d" style:font-size-asian="12pt" style:font-size-complex="12pt"/>
    </style:style>
    <style:style style:name="P20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variant="normal" fo:text-transform="none" style:use-window-font-color="true" loext:opacity="0%" style:font-name="Courier Prime" fo:font-size="12pt" fo:letter-spacing="normal" fo:font-style="normal" style:text-underline-style="none" fo:font-weight="normal" officeooo:rsid="002626c3" officeooo:paragraph-rsid="002ea01c" style:font-size-asian="12pt" style:font-size-complex="12pt"/>
    </style:style>
    <style:style style:name="P203" style:family="paragraph" style:parent-style-name="Standard">
      <style:text-properties fo:text-transform="uppercase" style:use-window-font-color="true" loext:opacity="0%" style:font-name="Libre Franklin SemiBold" fo:font-size="12pt" fo:letter-spacing="normal" fo:font-style="normal" fo:font-weight="normal" officeooo:rsid="00b0f27f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3060"/>
    </style:style>
    <style:style style:name="T3" style:family="text">
      <style:text-properties officeooo:rsid="001289e8"/>
    </style:style>
    <style:style style:name="T4" style:family="text">
      <style:text-properties officeooo:rsid="00152bc0"/>
    </style:style>
    <style:style style:name="T5" style:family="text">
      <style:text-properties officeooo:rsid="001a9a03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cab10"/>
    </style:style>
    <style:style style:name="T8" style:family="text">
      <style:text-properties style:text-underline-style="none" officeooo:rsid="004629d6"/>
    </style:style>
    <style:style style:name="T9" style:family="text">
      <style:text-properties officeooo:rsid="001fa5e5"/>
    </style:style>
    <style:style style:name="T10" style:family="text">
      <style:text-properties officeooo:rsid="0021a2cb"/>
    </style:style>
    <style:style style:name="T11" style:family="text">
      <style:text-properties officeooo:rsid="000f55dd"/>
    </style:style>
    <style:style style:name="T12" style:family="text">
      <style:text-properties fo:font-variant="normal" fo:text-transform="none" fo:letter-spacing="normal" fo:font-style="normal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font-variant="normal" fo:text-transform="none" fo:letter-spacing="normal" fo:font-style="normal" fo:font-weight="normal" officeooo:rsid="00258dde"/>
    </style:style>
    <style:style style:name="T15" style:family="text">
      <style:text-properties fo:font-variant="normal" fo:text-transform="none" fo:letter-spacing="normal" fo:font-style="normal" fo:font-weight="normal" officeooo:rsid="002626c3"/>
    </style:style>
    <style:style style:name="T16" style:family="text">
      <style:text-properties fo:font-variant="normal" fo:text-transform="none" fo:letter-spacing="normal" fo:font-style="normal" fo:font-weight="normal" officeooo:rsid="0027418f"/>
    </style:style>
    <style:style style:name="T17" style:family="text">
      <style:text-properties fo:font-variant="normal" fo:text-transform="none" fo:letter-spacing="normal" fo:font-style="normal" fo:font-weight="normal" officeooo:rsid="004caeef"/>
    </style:style>
    <style:style style:name="T18" style:family="text">
      <style:text-properties fo:font-variant="normal" fo:text-transform="none" fo:letter-spacing="normal" fo:font-style="normal" fo:font-weight="normal" officeooo:rsid="00656ad8"/>
    </style:style>
    <style:style style:name="T19" style:family="text">
      <style:text-properties fo:font-variant="normal" fo:text-transform="none" fo:letter-spacing="normal" fo:font-style="normal" fo:font-weight="normal" officeooo:rsid="0065cc60"/>
    </style:style>
    <style:style style:name="T20" style:family="text">
      <style:text-properties fo:font-variant="normal" fo:text-transform="none" fo:letter-spacing="normal" fo:font-style="normal" fo:font-weight="normal" officeooo:rsid="00662a22"/>
    </style:style>
    <style:style style:name="T21" style:family="text">
      <style:text-properties fo:font-variant="normal" fo:text-transform="none" fo:letter-spacing="normal" fo:font-style="normal" fo:font-weight="normal" officeooo:rsid="0068102e"/>
    </style:style>
    <style:style style:name="T22" style:family="text">
      <style:text-properties fo:font-variant="normal" fo:text-transform="none" fo:letter-spacing="normal" fo:font-style="normal" fo:font-weight="normal" officeooo:rsid="0069fe8a"/>
    </style:style>
    <style:style style:name="T23" style:family="text">
      <style:text-properties fo:font-variant="normal" fo:text-transform="none" fo:letter-spacing="normal" fo:font-style="normal" fo:font-weight="normal" officeooo:rsid="00716091"/>
    </style:style>
    <style:style style:name="T24" style:family="text">
      <style:text-properties fo:font-variant="normal" fo:text-transform="none" fo:letter-spacing="normal" fo:font-style="normal" fo:font-weight="normal" officeooo:rsid="00734db8"/>
    </style:style>
    <style:style style:name="T25" style:family="text">
      <style:text-properties fo:font-variant="normal" fo:text-transform="none" fo:letter-spacing="normal" fo:font-style="normal" fo:font-weight="normal" officeooo:rsid="0074b0e8"/>
    </style:style>
    <style:style style:name="T26" style:family="text">
      <style:text-properties fo:font-variant="normal" fo:text-transform="none" fo:letter-spacing="normal" fo:font-style="normal" officeooo:rsid="0027418f"/>
    </style:style>
    <style:style style:name="T27" style:family="text">
      <style:text-properties fo:font-variant="normal" fo:text-transform="none" fo:letter-spacing="normal" fo:font-style="normal" officeooo:rsid="002626c3"/>
    </style:style>
    <style:style style:name="T28" style:family="text">
      <style:text-properties fo:font-variant="normal" fo:text-transform="none" fo:letter-spacing="normal" fo:font-style="normal" officeooo:rsid="006f9203"/>
    </style:style>
    <style:style style:name="T29" style:family="text">
      <style:text-properties fo:font-variant="normal" fo:text-transform="none" style:use-window-font-color="true" loext:opacity="0%" style:font-name="Courier Prime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Courier Prime" fo:font-size="12pt" fo:letter-spacing="normal" fo:font-style="normal" fo:font-weight="normal" officeooo:rsid="0046378c" style:font-size-asian="12pt" style:font-size-complex="12pt"/>
    </style:style>
    <style:style style:name="T31" style:family="text">
      <style:text-properties fo:font-variant="normal" fo:text-transform="none" style:use-window-font-color="true" loext:opacity="0%" style:font-name="Courier Prime" fo:font-size="12pt" fo:letter-spacing="normal" fo:font-style="normal" fo:font-weight="normal" officeooo:rsid="0054f568" style:font-size-asian="12pt" style:font-size-complex="12pt"/>
    </style:style>
    <style:style style:name="T32" style:family="text">
      <style:text-properties fo:font-variant="normal" fo:text-transform="none" style:use-window-font-color="true" loext:opacity="0%" style:font-name="Courier Prime" fo:font-size="12pt" fo:letter-spacing="normal" fo:font-style="normal" fo:font-weight="normal" officeooo:rsid="006ca2a2" style:font-size-asian="12pt" style:font-size-complex="12pt"/>
    </style:style>
    <style:style style:name="T33" style:family="text">
      <style:text-properties fo:font-variant="normal" fo:text-transform="none" style:use-window-font-color="true" loext:opacity="0%" style:font-name="Courier Prime" fo:font-size="12pt" fo:letter-spacing="normal" fo:font-style="normal" fo:font-weight="normal" officeooo:rsid="006ca412" style:font-size-asian="12pt" style:font-size-complex="12pt"/>
    </style:style>
    <style:style style:name="T34" style:family="text">
      <style:text-properties fo:font-variant="normal" fo:text-transform="none" style:use-window-font-color="true" loext:opacity="0%" style:font-name="Courier Prime" fo:font-size="12pt" fo:letter-spacing="normal" fo:font-style="normal" fo:font-weight="normal" officeooo:rsid="007a17a4" style:font-size-asian="12pt" style:font-size-complex="12pt"/>
    </style:style>
    <style:style style:name="T35" style:family="text">
      <style:text-properties fo:font-variant="normal" fo:text-transform="none" style:use-window-font-color="true" loext:opacity="0%" style:font-name="Courier Prime" fo:font-size="12pt" fo:letter-spacing="normal" fo:font-style="normal" fo:font-weight="normal" officeooo:rsid="007b9c0c" style:font-size-asian="12pt" style:font-size-complex="12pt"/>
    </style:style>
    <style:style style:name="T36" style:family="text">
      <style:text-properties fo:font-variant="normal" fo:text-transform="none" style:use-window-font-color="true" loext:opacity="0%" style:text-line-through-style="none" style:text-line-through-type="none" style:font-name="Courier Prime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fo:color="#808080" loext:opacity="100%" fo:letter-spacing="normal" fo:font-style="normal" officeooo:rsid="00b376a3"/>
    </style:style>
    <style:style style:name="T38" style:family="text">
      <style:text-properties officeooo:rsid="0027418f"/>
    </style:style>
    <style:style style:name="T39" style:family="text">
      <style:text-properties officeooo:rsid="002cab10"/>
    </style:style>
    <style:style style:name="T40" style:family="text">
      <style:text-properties officeooo:rsid="003df49a"/>
    </style:style>
    <style:style style:name="T41" style:family="text">
      <style:text-properties style:use-window-font-color="true" loext:opacity="0%" style:text-line-through-style="none" style:text-line-through-type="none" style:font-name="Courier Prime" fo:font-size="12pt" fo:font-style="normal" style:text-underline-style="none" fo:font-weight="normal" officeooo:rsid="00099214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T42" style:family="text">
      <style:text-properties style:use-window-font-color="true" loext:opacity="0%" style:text-line-through-style="none" style:text-line-through-type="none" style:font-name="Courier Prime" fo:font-size="12pt" fo:font-style="normal" style:text-underline-style="none" fo:font-weight="normal" officeooo:rsid="0046378c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T43" style:family="text">
      <style:text-properties style:use-window-font-color="true" loext:opacity="0%" style:font-name="Courier Prime" fo:font-size="12pt" officeooo:rsid="0048bc91" style:font-size-asian="12pt" style:font-size-complex="12pt"/>
    </style:style>
    <style:style style:name="T44" style:family="text">
      <style:text-properties style:use-window-font-color="true" loext:opacity="0%" officeooo:rsid="00d5a8a8"/>
    </style:style>
    <style:style style:name="T45" style:family="text">
      <style:text-properties officeooo:rsid="003ee74c"/>
    </style:style>
    <style:style style:name="T46" style:family="text">
      <style:text-properties officeooo:rsid="003ef4c5"/>
    </style:style>
    <style:style style:name="T47" style:family="text">
      <style:text-properties officeooo:rsid="0040766c"/>
    </style:style>
    <style:style style:name="T48" style:family="text">
      <style:text-properties officeooo:rsid="0041926f"/>
    </style:style>
    <style:style style:name="T49" style:family="text">
      <style:text-properties officeooo:rsid="0043767b"/>
    </style:style>
    <style:style style:name="T50" style:family="text">
      <style:text-properties officeooo:rsid="00456bb6"/>
    </style:style>
    <style:style style:name="T51" style:family="text">
      <style:text-properties officeooo:rsid="004629d6"/>
    </style:style>
    <style:style style:name="T52" style:family="text">
      <style:text-properties officeooo:rsid="0047db6d"/>
    </style:style>
    <style:style style:name="T53" style:family="text">
      <style:text-properties officeooo:rsid="0048bc91"/>
    </style:style>
    <style:style style:name="T54" style:family="text">
      <style:text-properties officeooo:rsid="004ab3b1"/>
    </style:style>
    <style:style style:name="T55" style:family="text">
      <style:text-properties officeooo:rsid="00258dde"/>
    </style:style>
    <style:style style:name="T56" style:family="text">
      <style:text-properties style:text-line-through-style="none" style:text-line-through-type="none" fo:font-style="normal" style:text-underline-style="none" fo:font-weight="normal" style:font-name-asian="Comic Sans MS" style:font-style-asian="normal" style:font-weight-asian="normal" style:font-name-complex="Comic Sans MS" style:font-style-complex="normal" style:font-weight-complex="normal"/>
    </style:style>
    <style:style style:name="T57" style:family="text">
      <style:text-properties style:text-line-through-style="none" style:text-line-through-type="none" fo:font-style="normal" style:text-underline-style="none" fo:font-weight="normal" officeooo:rsid="0054f568" style:font-name-asian="Comic Sans MS" style:font-style-asian="normal" style:font-weight-asian="normal" style:font-name-complex="Comic Sans MS" style:font-style-complex="normal" style:font-weight-complex="normal"/>
    </style:style>
    <style:style style:name="T58" style:family="text">
      <style:text-properties officeooo:rsid="004c2a89"/>
    </style:style>
    <style:style style:name="T59" style:family="text">
      <style:text-properties officeooo:rsid="004caeef"/>
    </style:style>
    <style:style style:name="T60" style:family="text">
      <style:text-properties officeooo:rsid="004fba3d"/>
    </style:style>
    <style:style style:name="T61" style:family="text">
      <style:text-properties officeooo:rsid="00518bc9"/>
    </style:style>
    <style:style style:name="T62" style:family="text">
      <style:text-properties officeooo:rsid="0053f585"/>
    </style:style>
    <style:style style:name="T63" style:family="text">
      <style:text-properties officeooo:rsid="0046378c"/>
    </style:style>
    <style:style style:name="T64" style:family="text">
      <style:text-properties officeooo:rsid="00541cab"/>
    </style:style>
    <style:style style:name="T65" style:family="text">
      <style:text-properties officeooo:rsid="0054f568"/>
    </style:style>
    <style:style style:name="T66" style:family="text">
      <style:text-properties officeooo:rsid="0057225f"/>
    </style:style>
    <style:style style:name="T67" style:family="text">
      <style:text-properties officeooo:rsid="0058e111"/>
    </style:style>
    <style:style style:name="T68" style:family="text">
      <style:text-properties officeooo:rsid="0059d565"/>
    </style:style>
    <style:style style:name="T69" style:family="text">
      <style:text-properties officeooo:rsid="0059e914"/>
    </style:style>
    <style:style style:name="T70" style:family="text">
      <style:text-properties officeooo:rsid="005b8c17"/>
    </style:style>
    <style:style style:name="T71" style:family="text">
      <style:text-properties officeooo:rsid="005c7535"/>
    </style:style>
    <style:style style:name="T72" style:family="text">
      <style:text-properties officeooo:rsid="006019e0"/>
    </style:style>
    <style:style style:name="T73" style:family="text">
      <style:text-properties officeooo:rsid="00602ae5"/>
    </style:style>
    <style:style style:name="T74" style:family="text">
      <style:text-properties officeooo:rsid="0063becb"/>
    </style:style>
    <style:style style:name="T75" style:family="text">
      <style:text-properties officeooo:rsid="006eae17"/>
    </style:style>
    <style:style style:name="T76" style:family="text">
      <style:text-properties officeooo:rsid="00716091"/>
    </style:style>
    <style:style style:name="T77" style:family="text">
      <style:text-properties officeooo:rsid="00734db8"/>
    </style:style>
    <style:style style:name="T78" style:family="text">
      <style:text-properties officeooo:rsid="0074b0e8"/>
    </style:style>
    <style:style style:name="T79" style:family="text">
      <style:text-properties officeooo:rsid="00751500"/>
    </style:style>
    <style:style style:name="T80" style:family="text">
      <style:text-properties officeooo:rsid="0076168a"/>
    </style:style>
    <style:style style:name="T81" style:family="text">
      <style:text-properties officeooo:rsid="0078a434"/>
    </style:style>
    <style:style style:name="T82" style:family="text">
      <style:text-properties officeooo:rsid="007a17a4"/>
    </style:style>
    <style:style style:name="T83" style:family="text">
      <style:text-properties officeooo:rsid="007c2d33"/>
    </style:style>
    <style:style style:name="T84" style:family="text">
      <style:text-properties officeooo:rsid="007f93dc"/>
    </style:style>
    <style:style style:name="T85" style:family="text">
      <style:text-properties officeooo:rsid="00839781"/>
    </style:style>
    <style:style style:name="T86" style:family="text">
      <style:text-properties officeooo:rsid="00841e2d"/>
    </style:style>
    <style:style style:name="T87" style:family="text">
      <style:text-properties officeooo:rsid="00871442"/>
    </style:style>
    <style:style style:name="T88" style:family="text">
      <style:text-properties officeooo:rsid="008adc17"/>
    </style:style>
    <style:style style:name="T89" style:family="text">
      <style:text-properties fo:color="#ff0000" loext:opacity="100%"/>
    </style:style>
    <style:style style:name="T90" style:family="text">
      <style:text-properties fo:color="#ff0000" loext:opacity="100%" fo:font-size="10.5pt" style:font-size-asian="10.5pt" style:font-size-complex="10.5pt"/>
    </style:style>
    <style:style style:name="T91" style:family="text">
      <style:text-properties fo:color="#ff0000" loext:opacity="100%" fo:font-size="10.5pt" officeooo:rsid="0090ac22" style:font-size-asian="10.5pt" style:font-size-complex="10.5pt"/>
    </style:style>
    <style:style style:name="T92" style:family="text">
      <style:text-properties fo:color="#ff0000" loext:opacity="100%" fo:font-size="10.5pt" officeooo:rsid="00915de8" style:font-size-asian="10.5pt" style:font-size-complex="10.5pt"/>
    </style:style>
    <style:style style:name="T93" style:family="text">
      <style:text-properties fo:color="#ff0000" loext:opacity="100%" officeooo:rsid="00930b47"/>
    </style:style>
    <style:style style:name="T94" style:family="text">
      <style:text-properties officeooo:rsid="008e26ca"/>
    </style:style>
    <style:style style:name="T95" style:family="text">
      <style:text-properties fo:color="#808080" loext:opacity="100%"/>
    </style:style>
    <style:style style:name="T96" style:family="text">
      <style:text-properties fo:color="#808080" loext:opacity="100%" officeooo:rsid="0090ac22"/>
    </style:style>
    <style:style style:name="T97" style:family="text">
      <style:text-properties fo:color="#808080" loext:opacity="100%" style:font-name="Libre Franklin Medium1"/>
    </style:style>
    <style:style style:name="T98" style:family="text">
      <style:text-properties fo:color="#808080" loext:opacity="100%" style:font-name="Libre Franklin Medium1" officeooo:rsid="008e26ca"/>
    </style:style>
    <style:style style:name="T99" style:family="text">
      <style:text-properties fo:color="#808080" loext:opacity="100%" style:font-name="Libre Franklin Medium1" officeooo:rsid="0090ac22"/>
    </style:style>
    <style:style style:name="T100" style:family="text">
      <style:text-properties fo:color="#808080" loext:opacity="100%" style:font-name="Libre Franklin Medium1" officeooo:rsid="00915de8"/>
    </style:style>
    <style:style style:name="T101" style:family="text">
      <style:text-properties fo:color="#808080" loext:opacity="100%" officeooo:rsid="00b0f27f"/>
    </style:style>
    <style:style style:name="T102" style:family="text">
      <style:text-properties fo:color="#808080" loext:opacity="100%" style:font-name="Libre Franklin Medium" officeooo:rsid="00b0f27f"/>
    </style:style>
    <style:style style:name="T103" style:family="text">
      <style:text-properties fo:color="#808080" loext:opacity="100%" style:font-name="Libre Franklin Medium" fo:letter-spacing="normal" fo:font-style="normal"/>
    </style:style>
    <style:style style:name="T104" style:family="text">
      <style:text-properties fo:color="#808080" loext:opacity="100%" style:font-name="Libre Franklin Medium" fo:letter-spacing="normal" fo:font-style="normal" officeooo:rsid="00b4978f"/>
    </style:style>
    <style:style style:name="T105" style:family="text">
      <style:text-properties fo:color="#808080" loext:opacity="100%" style:font-name="Libre Franklin Medium" fo:letter-spacing="normal" fo:font-style="normal" officeooo:rsid="00bff404"/>
    </style:style>
    <style:style style:name="T106" style:family="text">
      <style:text-properties fo:color="#808080" loext:opacity="100%" style:font-name="Libre Franklin Medium" fo:letter-spacing="normal" fo:font-style="normal" officeooo:rsid="00cd3255"/>
    </style:style>
    <style:style style:name="T107" style:family="text">
      <style:text-properties fo:color="#808080" loext:opacity="100%" style:font-name="Libre Franklin Medium" officeooo:rsid="00cd3255"/>
    </style:style>
    <style:style style:name="T108" style:family="text">
      <style:text-properties fo:color="#808080" loext:opacity="100%" officeooo:rsid="00b2cd0a"/>
    </style:style>
    <style:style style:name="T109" style:family="text">
      <style:text-properties fo:color="#808080" loext:opacity="100%" fo:letter-spacing="normal" fo:font-style="normal" officeooo:rsid="00b97603"/>
    </style:style>
    <style:style style:name="T110" style:family="text">
      <style:text-properties fo:color="#808080" loext:opacity="100%" fo:letter-spacing="normal" fo:font-style="normal" officeooo:rsid="00cd3255" style:font-weight-asian="normal" style:font-weight-complex="normal"/>
    </style:style>
    <style:style style:name="T111" style:family="text">
      <style:text-properties fo:color="#808080" loext:opacity="100%" fo:letter-spacing="normal" fo:font-style="normal" officeooo:rsid="00d5a8a8" style:font-weight-asian="normal" style:font-weight-complex="normal"/>
    </style:style>
    <style:style style:name="T112" style:family="text">
      <style:text-properties fo:color="#808080" loext:opacity="100%" officeooo:rsid="00d5a8a8"/>
    </style:style>
    <style:style style:name="T113" style:family="text">
      <style:text-properties officeooo:rsid="008eb55a"/>
    </style:style>
    <style:style style:name="T114" style:family="text">
      <style:text-properties officeooo:rsid="008f9b4b"/>
    </style:style>
    <style:style style:name="T115" style:family="text">
      <style:text-properties officeooo:rsid="0090ac22"/>
    </style:style>
    <style:style style:name="T116" style:family="text">
      <style:text-properties fo:text-transform="uppercase"/>
    </style:style>
    <style:style style:name="T117" style:family="text">
      <style:text-properties officeooo:rsid="00915de8"/>
    </style:style>
    <style:style style:name="T118" style:family="text">
      <style:text-properties officeooo:rsid="00930b47"/>
    </style:style>
    <style:style style:name="T119" style:family="text">
      <style:text-properties officeooo:rsid="00967171"/>
    </style:style>
    <style:style style:name="T120" style:family="text">
      <style:text-properties officeooo:rsid="00979943"/>
    </style:style>
    <style:style style:name="T121" style:family="text">
      <style:text-properties style:font-name="Libre Franklin Medium1"/>
    </style:style>
    <style:style style:name="T122" style:family="text">
      <style:text-properties style:font-name="Libre Franklin Medium1" officeooo:rsid="008e26ca"/>
    </style:style>
    <style:style style:name="T123" style:family="text">
      <style:text-properties officeooo:rsid="00a495e8"/>
    </style:style>
    <style:style style:name="T124" style:family="text">
      <style:text-properties officeooo:rsid="00a9b000"/>
    </style:style>
    <style:style style:name="T125" style:family="text">
      <style:text-properties officeooo:rsid="00ad630e"/>
    </style:style>
    <style:style style:name="T126" style:family="text">
      <style:text-properties officeooo:rsid="00af0ae4"/>
    </style:style>
    <style:style style:name="T127" style:family="text">
      <style:text-properties fo:letter-spacing="normal" fo:font-style="normal"/>
    </style:style>
    <style:style style:name="T128" style:family="text">
      <style:text-properties fo:letter-spacing="normal" fo:font-style="normal" officeooo:rsid="00b4978f"/>
    </style:style>
    <style:style style:name="T129" style:family="text">
      <style:text-properties fo:letter-spacing="normal" fo:font-style="normal" officeooo:rsid="00b7d689"/>
    </style:style>
    <style:style style:name="T130" style:family="text">
      <style:text-properties fo:letter-spacing="normal" fo:font-style="normal" officeooo:rsid="00b97603"/>
    </style:style>
    <style:style style:name="T131" style:family="text">
      <style:text-properties fo:letter-spacing="normal" fo:font-style="normal" officeooo:rsid="00bff404"/>
    </style:style>
    <style:style style:name="T132" style:family="text">
      <style:text-properties fo:letter-spacing="normal" fo:font-style="normal" officeooo:rsid="00c3c936"/>
    </style:style>
    <style:style style:name="T133" style:family="text">
      <style:text-properties fo:letter-spacing="normal" fo:font-style="normal" officeooo:rsid="00caf3d4" style:font-weight-asian="normal" style:font-weight-complex="normal"/>
    </style:style>
    <style:style style:name="T134" style:family="text">
      <style:text-properties fo:letter-spacing="normal" fo:font-style="normal" officeooo:rsid="00cbe299" style:font-weight-asian="normal" style:font-weight-complex="normal"/>
    </style:style>
    <style:style style:name="T135" style:family="text">
      <style:text-properties fo:letter-spacing="normal" fo:font-style="normal" officeooo:rsid="00cd3255" style:font-weight-asian="normal" style:font-weight-complex="normal"/>
    </style:style>
    <style:style style:name="T136" style:family="text">
      <style:text-properties fo:letter-spacing="normal" fo:font-style="normal" officeooo:rsid="00d5a8a8" style:font-weight-asian="normal" style:font-weight-complex="normal"/>
    </style:style>
    <style:style style:name="T137" style:family="text">
      <style:text-properties fo:letter-spacing="normal" fo:font-style="normal" officeooo:rsid="00cd3255"/>
    </style:style>
    <style:style style:name="T138" style:family="text">
      <style:text-properties fo:letter-spacing="normal" fo:font-style="normal" officeooo:rsid="00ce1207"/>
    </style:style>
    <style:style style:name="T139" style:family="text">
      <style:text-properties fo:letter-spacing="normal" fo:font-style="normal" officeooo:rsid="00d1c32d"/>
    </style:style>
    <style:style style:name="T140" style:family="text">
      <style:text-properties fo:letter-spacing="normal" fo:font-style="normal" officeooo:rsid="00d47e51"/>
    </style:style>
    <style:style style:name="T141" style:family="text">
      <style:text-properties fo:letter-spacing="normal" fo:font-style="normal" officeooo:rsid="00dcb289"/>
    </style:style>
    <style:style style:name="T142" style:family="text">
      <style:text-properties fo:letter-spacing="normal" fo:font-style="normal" officeooo:rsid="00dd3b6d"/>
    </style:style>
    <style:style style:name="T143" style:family="text">
      <style:text-properties officeooo:rsid="00af9adc"/>
    </style:style>
    <style:style style:name="T144" style:family="text">
      <style:text-properties style:font-name="Libre Franklin SemiBold" fo:letter-spacing="normal" fo:font-style="normal"/>
    </style:style>
    <style:style style:name="T145" style:family="text">
      <style:text-properties style:font-name="Libre Franklin SemiBold" fo:letter-spacing="normal" fo:font-style="normal" officeooo:rsid="00b97603"/>
    </style:style>
    <style:style style:name="T146" style:family="text">
      <style:text-properties style:font-name="Libre Franklin SemiBold" fo:letter-spacing="normal" fo:font-style="normal" officeooo:rsid="00bff404"/>
    </style:style>
    <style:style style:name="T147" style:family="text">
      <style:text-properties style:font-name="Libre Franklin SemiBold" fo:letter-spacing="normal" fo:font-style="normal" officeooo:rsid="00c3c936"/>
    </style:style>
    <style:style style:name="T148" style:family="text">
      <style:text-properties style:font-name="Libre Franklin SemiBold" fo:letter-spacing="normal" fo:font-style="normal" officeooo:rsid="00c8201a"/>
    </style:style>
    <style:style style:name="T149" style:family="text">
      <style:text-properties officeooo:rsid="00b0f27f"/>
    </style:style>
    <style:style style:name="T150" style:family="text">
      <style:text-properties officeooo:rsid="00b2cd0a"/>
    </style:style>
    <style:style style:name="T151" style:family="text">
      <style:text-properties officeooo:rsid="00bff404"/>
    </style:style>
    <style:style style:name="T152" style:family="text">
      <style:text-properties officeooo:rsid="00c9cd5d"/>
    </style:style>
    <style:style style:name="T153" style:family="text">
      <style:text-properties officeooo:rsid="00cbe299"/>
    </style:style>
    <style:style style:name="T154" style:family="text">
      <style:text-properties officeooo:rsid="00cd3255"/>
    </style:style>
    <style:style style:name="T155" style:family="text">
      <style:text-properties officeooo:rsid="00d1c32d"/>
    </style:style>
    <style:style style:name="T156" style:family="text">
      <style:text-properties officeooo:rsid="00d47e51"/>
    </style:style>
    <style:style style:name="T157" style:family="text">
      <style:text-properties officeooo:rsid="00d5a8a8"/>
    </style:style>
    <style:style style:name="T158" style:family="text">
      <style:text-properties officeooo:rsid="00dcb289"/>
    </style:style>
    <style:style style:name="T159" style:family="text">
      <style:text-properties officeooo:rsid="00dd3b6d"/>
    </style:style>
    <style:style style:name="T160" style:family="text">
      <style:text-properties officeooo:rsid="00de63b2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>PASTORELA DE REYES MAGOS</text:p>
      <text:p text:style-name="P51"/>
      <text:p text:style-name="P39">Linda Isabel Martínez Castro</text:p>
      <text:p text:style-name="P39"><text:span text:style-name="T6">Samuel</text:span> José Gutiérrez Avilés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196"><text:soft-page-break/>PRIMER ACTO</text:p>
      <text:p text:style-name="P188"><text:span text:style-name="T9">El Ángel María,</text:span><text:span text:style-name="T46"> José </text:span><text:span text:style-name="T85">y Jesús</text:span><text:span text:style-name="T46">.</text:span></text:p>
      <text:p text:style-name="P202"/>
      <text:p text:style-name="P42"/>
      <text:p text:style-name="P2">Sentada en la silla se encuentra la <text:span text:style-name="T54">V</text:span>irgen María realizando costura de su ajuar matrimonial, a sus pies tiene una canasta con telas, María se inclina para tomar una tela.</text:p>
      <text:p text:style-name="P41"/>
      <text:p text:style-name="P49"><text:span text:style-name="T59">Se inicia con un canto </text:span><text:span text:style-name="T26">(</text:span><text:span text:style-name="T28">Uri, uri, ura/Ya viene mi Dios</text:span><text:span text:style-name="T26">)</text:span><text:span text:style-name="T27">.</text:span></text:p>
      <text:p text:style-name="P41"/>
      <text:p text:style-name="P41"/>
      <text:p text:style-name="P195">ESCENA I</text:p>
      <text:p text:style-name="P199"><text:span text:style-name="T56">Anuncio del Ángel a María </text:span><text:span text:style-name="T40">(Lucas 1, 28-</text:span><text:span text:style-name="T45">38</text:span><text:span text:style-name="T40">)</text:span><text:span text:style-name="T55">.</text:span></text:p>
      <text:p text:style-name="P75"/>
      <text:p text:style-name="P75"/>
      <text:p text:style-name="P76"><text:span text:style-name="T1">NOTA</text:span>: Puede añadirse algún dialogo o narración para poner en contexto <text:s/>y ambientar la escena.</text:p>
      <text:p text:style-name="P5"/>
      <text:p text:style-name="P32">María entra a escena mientras se canta <text:span text:style-name="T77">(El canto se detiene una ves María llega a su posición)</text:span>.</text:p>
      <text:p text:style-name="P32"/>
      <text:p text:style-name="P3">El Ángel <text:span text:style-name="T47">entra en escena, </text:span><text:span text:style-name="T74">se detiene junto a María</text:span><text:span text:style-name="T47"> y </text:span>ext<text:span text:style-name="T47">i</text:span>end<text:span text:style-name="T47">e sus brazos</text:span> como haciendo un gesto de <text:span text:style-name="T58">s</text:span>aludo.</text:p>
      <text:p text:style-name="P6"/>
      <text:p text:style-name="P23"><text:span text:style-name="T9">Ángel: </text:span><text:span text:style-name="T13">¡Alégrate!, llena de gracia, el Señor está contigo.</text:span></text:p>
      <text:p text:style-name="P66"/>
      <text:p text:style-name="P72">María se sorprende al escuchar el saludo del Ángel.</text:p>
      <text:p text:style-name="P72"/>
      <text:p text:style-name="P72">Ángel: No temas, María, Dios te ha <text:span text:style-name="T74">bendecido</text:span>. <text:span text:style-name="T74">Tendrás</text:span> un hijo, y le pondrás por nombre Jesús.</text:p>
      <text:p text:style-name="P1"/>
      <text:p text:style-name="P24"><text:span text:style-name="T10">María: </text:span><text:span text:style-name="T13">¿Cómo ser</text:span><text:span text:style-name="T18">a</text:span><text:span text:style-name="T13"> eso, si yo no </text:span><text:span text:style-name="T17">estoy casada</text:span><text:span text:style-name="T13">?</text:span></text:p>
      <text:p text:style-name="P67"/>
      <text:p text:style-name="P24"><text:span text:style-name="T13">Á</text:span><text:span text:style-name="T14">ngel: El Espíritu Santo </text:span><text:span text:style-name="T18">vendrá</text:span><text:span text:style-name="T14"> sobre ti y el poder de </text:span><text:span text:style-name="T18">Dios</text:span><text:span text:style-name="T14"> </text:span><text:span text:style-name="T18">hará la obra</text:span><text:span text:style-name="T14">. Por eso </text:span><text:span text:style-name="T18">tu</text:span><text:span text:style-name="T14"> </text:span><text:span text:style-name="T18">hijo</text:span><text:span text:style-name="T14"> será Santo y </text:span><text:span text:style-name="T18">le</text:span><text:span text:style-name="T14"> </text:span><text:span text:style-name="T18">dirán</text:span><text:span text:style-name="T14"> Hijo de Dios.</text:span></text:p>
      <text:p text:style-name="P73"/>
      <text:p text:style-name="P25"><text:span text:style-name="T14">M</text:span><text:span text:style-name="T15">aría: </text:span><text:span text:style-name="T18">S</text:span><text:span text:style-name="T15">oy la </text:span><text:span text:style-name="T20">esclava</text:span><text:span text:style-name="T15"> de </text:span><text:span text:style-name="T19">Dios</text:span><text:span text:style-name="T15">, que se cumpla lo que has dicho.</text:span></text:p>
      <text:p text:style-name="P68"/>
      <text:p text:style-name="P9"><text:span text:style-name="T13">El Ángel </text:span><text:span text:style-name="T17">se retira</text:span><text:span text:style-name="T13"> y María </text:span><text:span text:style-name="T17">lo siguen, </text:span><text:span text:style-name="T13">salen de escena </text:span><text:span text:style-name="T23">juntos </text:span><text:span text:style-name="T13">mientras se canta </text:span><text:span text:style-name="T16">(</text:span><text:span text:style-name="T24">Bendita eres tu María</text:span><text:span text:style-name="T16">)</text:span><text:span text:style-name="T13">.</text:span></text:p>
      <text:p text:style-name="P4"/>
      <text:p text:style-name="P4"><text:span text:style-name="T1">NOTA</text:span>: <text:span text:style-name="T76">Escena </text:span><text:span text:style-name="T79">pendiente de musicaliza</text:span><text:span text:style-name="T86">r</text:span><text:span text:style-name="T79">.</text:span></text:p>
      <text:p text:style-name="P12"/>
      <text:p text:style-name="P12"/>
      <text:p text:style-name="P195">ESCENA I<text:span text:style-name="T5">I</text:span></text:p>
      <text:p text:style-name="P200"><text:span text:style-name="T56">Aparición del Ángel en sueños a José </text:span><text:span text:style-name="T48">(Lucas 1, </text:span><text:span text:style-name="T49">20-21</text:span><text:span text:style-name="T48">)</text:span><text:span text:style-name="T38">.</text:span></text:p>
      <text:p text:style-name="P45"/>
      <text:p text:style-name="P45"/>
      <text:p text:style-name="P46"><text:span text:style-name="T1">NOTA</text:span>: Puede añadirse algún dialogo o narración para poner en contexto <text:s/>y ambientar la escena.</text:p>
      <text:p text:style-name="P46"><text:soft-page-break/></text:p>
      <text:p text:style-name="P43"><text:span text:style-name="T77">José</text:span> entra a escena mientras se canta <text:span text:style-name="T77">(El canto se detiene una ves </text:span><text:span text:style-name="T78">José</text:span><text:span text:style-name="T77"> llega a su posición)</text:span>.</text:p>
      <text:p text:style-name="P43"/>
      <text:p text:style-name="P15"><text:span text:style-name="T6">El cuarto se José, </text:span><text:span text:style-name="T7">con una alfombra, sabanas y almohada y su báculo. José esta recostado y durmiendo cuando el Ángel </text:span><text:span text:style-name="T8">se le </text:span><text:span text:style-name="T7">aparece.</text:span></text:p>
      <text:p text:style-name="P4"/>
      <text:p text:style-name="P26"><text:span text:style-name="T11">Á</text:span><text:span text:style-name="T39">ngel: </text:span><text:span text:style-name="T13">José, hijo de David, no temas </text:span><text:span text:style-name="T22">tomar</text:span><text:span text:style-name="T13"> a María </text:span><text:span text:style-name="T21">como</text:span><text:span text:style-name="T13"> tu esposa, porque </text:span><text:span text:style-name="T21">el hijo en </text:span><text:span text:style-name="T22">su</text:span><text:span text:style-name="T21"> vientre</text:span><text:span text:style-name="T13"> </text:span><text:span text:style-name="T21">es</text:span><text:span text:style-name="T13"> del Espíritu Santo. </text:span><text:span text:style-name="T21">Cuando nazca</text:span><text:span text:style-name="T13"> </text:span><text:span text:style-name="T21">le</text:span><text:span text:style-name="T13"> pondrás el nombre de Jesús.</text:span></text:p>
      <text:p text:style-name="P69"/>
      <text:p text:style-name="P74">José se levanta de su sueño toma el báculo. <text:span text:style-name="T60">El Ángel se retira</text:span> y <text:span text:style-name="T61">José </text:span><text:span text:style-name="T60">lo sigue, dejan justos la</text:span> escena mientras se canta (<text:span text:style-name="T78">El Ángel del Señor acampa</text:span>).</text:p>
      <text:p text:style-name="P4"/>
      <text:p text:style-name="P7"><text:span text:style-name="T1">NOTA</text:span>: <text:span text:style-name="T76">Escena </text:span><text:span text:style-name="T79">pendiente de ser musicalizada.</text:span></text:p>
      <text:p text:style-name="P12"/>
      <text:p text:style-name="P12"/>
      <text:p text:style-name="P195">ESCENA I<text:span text:style-name="T5">II</text:span></text:p>
      <text:p text:style-name="P199"><text:span text:style-name="T56">Nacimiento de Jesús </text:span><text:span text:style-name="T50">(Lucas 2, 4-7)</text:span><text:span text:style-name="T39">.</text:span></text:p>
      <text:p text:style-name="P4"/>
      <text:p text:style-name="P4"/>
      <text:p text:style-name="P33"><text:span text:style-name="T1">NOTA</text:span>: Puede añadirse algún dialogo o narración para poner en contexto <text:s/>y ambientar la escena.</text:p>
      <text:p text:style-name="P33"/>
      <text:p text:style-name="P11">En medio de la noche en Belén José y María buscan albergue y son guiados por el Ángel <text:span text:style-name="T80">(El Ángel puede hacer algunos rodeos)</text:span> llegan al pesebre donde nacerá Jesús <text:span text:style-name="T79">mientras se canta </text:span><text:span text:style-name="T80">(</text:span><text:span text:style-name="T25">El Ángel del Señor acampa</text:span><text:span text:style-name="T80">)</text:span>.</text:p>
      <text:p text:style-name="P10"/>
      <text:p text:style-name="P34">Llegados al pesebre <text:span text:style-name="T80">José y María se detiene el canto.</text:span> <text:span text:style-name="T80">S</text:span><text:span text:style-name="T62">e acomodan en sus lugares,</text:span> se escucha el llanto de un bebe indicando el nacimiento de Jesús.</text:p>
      <text:p text:style-name="P34"/>
      <text:p text:style-name="P35"><text:span text:style-name="T87">Alguna persona</text:span> exclama:</text:p>
      <text:p text:style-name="P35"/>
      <text:p text:style-name="P36">¡ALEGRÍA! <text:span text:style-name="T88">¡</text:span>HA NACIDO EL SALVADOR!</text:p>
      <text:p text:style-name="P48"/>
      <text:p text:style-name="P35">Y <text:span text:style-name="T88">se inicia</text:span><text:span text:style-name="T79"> un canto (</text:span><text:span text:style-name="T2">Alegría, ha nacido el </text:span><text:span text:style-name="T4">S</text:span><text:span text:style-name="T2">alvador</text:span><text:span text:style-name="T79">)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7"><text:soft-page-break/><text:span text:style-name="T5">SEGUNDO</text:span> ACTO</text:p>
      <text:p text:style-name="P14">El Ángel y los Pastores</text:p>
      <text:p text:style-name="P40"/>
      <text:p text:style-name="P40"/>
      <text:p text:style-name="P47">Por la noche unos pastores nómadas a la intemperie junto con sus ovejas en campo donde las pastoreaban.</text:p>
      <text:p text:style-name="P44"/>
      <text:p text:style-name="P44"/>
      <text:p text:style-name="P197">ESCENA I</text:p>
      <text:p text:style-name="P189"><text:span text:style-name="T62">Aparición del Ángel a los Pastores</text:span> <text:span text:style-name="T63">(Lucas 2, 8-16).</text:span></text:p>
      <text:p text:style-name="P190"/>
      <text:p text:style-name="P190"/>
      <text:p text:style-name="P192"><text:span text:style-name="T1">NOTA</text:span>: Puede añadirse algún dialogo o narración para poner en contexto <text:s/>y ambientar la escena.</text:p>
      <text:p text:style-name="P192"/>
      <text:p text:style-name="P193"><text:span text:style-name="T81">Los pastores</text:span> entra a escena mientras se canta <text:span text:style-name="T77">(El canto se deti</text:span><text:span text:style-name="T81">ene cundo los pastores</text:span><text:span text:style-name="T77"> llega a su posición)</text:span>. <text:span text:style-name="T51">Mientras los pastores dormían e</text:span><text:span text:style-name="T11">l Ángel se el aparece.</text:span></text:p>
      <text:p text:style-name="P193"/>
      <text:p text:style-name="P194">Se toca una campana antes de que el Ángel empiece a hablar.</text:p>
      <text:p text:style-name="P191"/>
      <text:p text:style-name="P126"><text:span text:style-name="T41">Á</text:span><text:span text:style-name="T42">ngel: </text:span><text:span text:style-name="T29">No teman, les traigo una gran </text:span><text:span text:style-name="T32">noticia</text:span><text:span text:style-name="T29">: Hoy, en </text:span><text:span text:style-name="T32">Belén</text:span><text:span text:style-name="T29">, ha nacido el Mesías, el S</text:span><text:span text:style-name="T32">alvador</text:span><text:span text:style-name="T29">. </text:span><text:span text:style-name="T32">E</text:span><text:span text:style-name="T29">st</text:span><text:span text:style-name="T32">a</text:span><text:span text:style-name="T29"> será </text:span><text:span text:style-name="T32">la</text:span><text:span text:style-name="T29"> señal </text:span><text:span text:style-name="T34">para reconocerlo</text:span><text:span text:style-name="T29">: encontrarán un niño recién nacido envuelto en pañales y acostado en un pesebre.</text:span></text:p>
      <text:p text:style-name="P70"/>
      <text:p text:style-name="P71"><text:span text:style-name="T82">Más</text:span> Ángel<text:span text:style-name="T82">es</text:span> <text:span text:style-name="T82">entran en escena y se posicionan junto al que ya estaba en escena.</text:span></text:p>
      <text:p text:style-name="P71"/>
      <text:p text:style-name="P127"><text:span text:style-name="T30">Ángeles: </text:span><text:span text:style-name="T29">¡Gloria a Dios en </text:span><text:span text:style-name="T35">el cielo</text:span><text:span text:style-name="T29">, y en la tierra, paz a los hombres </text:span><text:span text:style-name="T35">que ama Dios</text:span><text:span text:style-name="T29">!</text:span></text:p>
      <text:p text:style-name="P77"/>
      <text:p text:style-name="P129"><text:span text:style-name="T30">Pastor: </text:span><text:span text:style-name="T29">Vayamos a Belén </text:span><text:span text:style-name="T34">a</text:span><text:span text:style-name="T29"> ve</text:span><text:span text:style-name="T34">r</text:span><text:span text:style-name="T29"> que ha sucedido y el Á</text:span><text:span text:style-name="T33">ngel</text:span><text:span text:style-name="T29"> nos ha </text:span><text:span text:style-name="T33">dicho</text:span><text:span text:style-name="T29">.</text:span></text:p>
      <text:p text:style-name="P78"/>
      <text:p text:style-name="P8">Los á<text:span text:style-name="T64">ngeles se retiran y los</text:span> pastores <text:span text:style-name="T64">lo </text:span>siguen hasta encontrarse con José, María y Jesús <text:span text:style-name="T83">(El Ángel puede dar algunos rodeos)</text:span>. <text:span text:style-name="T64">Se colocan todos en su posición para formar el pesebre </text:span><text:span text:style-name="T83">mientras se canto un canto (</text:span><text:span text:style-name="T3">Vallamos pues hasta Belén</text:span><text:span text:style-name="T83">)</text:span><text:span text:style-name="T64">.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97"><text:soft-page-break/><text:span text:style-name="T5">TERCER</text:span> ACTO</text:p>
      <text:p text:style-name="P14">El Ángel y los Reyes Magos</text:p>
      <text:p text:style-name="P13"/>
      <text:p text:style-name="P13"/>
      <text:p text:style-name="P22">Los magos de oriente se seguían al Ángel (estrella) <text:span text:style-name="T65">hasta </text:span>llega<text:span text:style-name="T65">r</text:span> a Israel.</text:p>
      <text:p text:style-name="P40"/>
      <text:p text:style-name="P40"/>
      <text:p text:style-name="P198">ESCENA I</text:p>
      <text:p text:style-name="P201"><text:span text:style-name="T56">El Ángel </text:span><text:span text:style-name="T57">guiá a</text:span><text:span text:style-name="T56"> los Reyes Magos </text:span><text:span text:style-name="T52">(</text:span><text:span text:style-name="T53">Mateo 2, 1-</text:span><text:span text:style-name="T52">).</text:span></text:p>
      <text:p text:style-name="P21"/>
      <text:p text:style-name="P20"/>
      <text:p text:style-name="P33"><text:span text:style-name="T1">NOTA</text:span>: Puede añadirse algún dialogo o narración para poner en contexto <text:s/>y ambientar la escena.</text:p>
      <text:p text:style-name="P33"/>
      <text:p text:style-name="P128"><text:span text:style-name="T43">Rey Mago: </text:span><text:span text:style-name="T29">¿Dónde está el rey de los judíos que acaba de nacer? Porque vimos su estrella en </text:span><text:span text:style-name="T31">o</text:span><text:span text:style-name="T29">riente y hemos venido a adorarlo</text:span><text:span text:style-name="T36">.</text:span></text:p>
      <text:p text:style-name="P79"/>
      <text:p text:style-name="P80">Los magos siguen al Ángel (estrella) hasta Belén donde se encuentran con José, María y Jesús <text:span text:style-name="T84">(El Ángel puede dar algunos rodeos) mientras se canta (Los niños de Belén)</text:span>. <text:span text:style-name="T84">Una vez llegados los Reyes Magos donde se entran José, María y Jes</text:span>ú<text:span text:style-name="T84">s se detiene el canto.</text:span></text:p>
      <text:p text:style-name="P80"/>
      <text:p text:style-name="P80">Melchor: Yo soy el Melchor y traigo para ti oro, porque yo se que eres Rey Eterno.</text:p>
      <text:p text:style-name="P80"/>
      <text:p text:style-name="P27">G<text:span text:style-name="T53">aspar</text:span>: Yo soy Gaspar y traigo para ti incienso, porque yo se que eres Dios de Israel.</text:p>
      <text:p text:style-name="P27"/>
      <text:p text:style-name="P27">B<text:span text:style-name="T53">altasar</text:span>: Yo soy Baltasar y traigo para ti mirra, por que yo se que eres Cordero de Dios.</text:p>
      <text:p text:style-name="P27"/>
      <text:p text:style-name="P80"><text:span text:style-name="T84">Los Reyes Magos se</text:span> postran ante Jesús y se completa el nacimiento.</text:p>
      <text:p text:style-name="P17"/>
      <text:p text:style-name="P38">FIN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7"><text:soft-pag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ANEXO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7"><text:soft-page-break/>CARACTERIZACIÓN</text:p>
      <text:p text:style-name="P57"/>
      <text:p text:style-name="P54">Á<text:span text:style-name="T52">ngel</text:span></text:p>
      <text:p text:style-name="P19">No importa el sexo, vestido todo de blanco sin ceñirse la cintura <text:span text:style-name="T53">(opcional se puede vestir de colores brillantes con una túnica muy ornamentada)</text:span> con a las en la espalda.</text:p>
      <text:p text:style-name="P16"/>
      <text:p text:style-name="P53">María</text:p>
      <text:p text:style-name="P31"><text:span text:style-name="T75">Mujer de a</text:span>pariencia juvenil, sin maquillaje o lo más natural posible, vestida con túnica blanca o rosada, con velo blanco o celeste. Lleva ceñida la cintura con una cinta del mismo color del velo <text:span text:style-name="T75">y</text:span> lleva sandalias.</text:p>
      <text:p text:style-name="P53"/>
      <text:p text:style-name="P55">José</text:p>
      <text:p text:style-name="P18"><text:span text:style-name="T52">Hombre j</text:span>oven adulto de apariencia amable, vestido de túnica verde o azul y manto café. <text:span text:style-name="T39">A veces también sostiene un báculo o callado con lirios en la parte superior.</text:span></text:p>
      <text:p text:style-name="P18"/>
      <text:p text:style-name="P56">Pastores</text:p>
      <text:p text:style-name="P30">P<text:span text:style-name="T73">ueden llevar túnicas con los siguientes colores: café, blanco a rayas, verde o negro. Llevan la cintura ceñida con cordón.</text:span></text:p>
      <text:p text:style-name="P20"/>
      <text:p text:style-name="P56">Melchor</text:p>
      <text:p text:style-name="P28">Rey de oriente <text:span text:style-name="T68">(Europa)</text:span>, es <text:span text:style-name="T67">portador</text:span> <text:span text:style-name="T67">d</text:span>el oro. <text:span text:style-name="T67">Es también </text:span>el mayor de los Reyes Magos <text:span text:style-name="T69">(Representa la ancianidad </text:span><text:span text:style-name="T70">de hombre</text:span><text:span text:style-name="T69">)</text:span>, <text:span text:style-name="T68">con la cabeza y barba blanca (canosa)</text:span>. Vestido con una túnica dorada, amarilla o blanca y capa roja, <text:span text:style-name="T69">corona</text:span> y <text:span text:style-name="T68">llevando </text:span>un cofre.</text:p>
      <text:p text:style-name="P20"/>
      <text:p text:style-name="P56">Gaspar</text:p>
      <text:p text:style-name="P29">Rey de oriente (Asia), es el portado del incienso. Es un hombre adulto <text:span text:style-name="T70">(Representa la adultez del hombre)</text:span> de cabello claro y barba tupida (<text:span text:style-name="T70">C</text:span>astaño claro). <text:span text:style-name="T66">Vestido con una túnica dorada, amarilla o blanca y capa </text:span>azul o purpura, <text:span text:style-name="T69">corona</text:span><text:span text:style-name="T66"> y </text:span>llevando <text:span text:style-name="T66">un </text:span>incensario<text:span text:style-name="T66">.</text:span></text:p>
      <text:p text:style-name="P20"/>
      <text:p text:style-name="P56">Baltasar</text:p>
      <text:p text:style-name="P37">Rey de oriente (África, <text:span text:style-name="T72">usualmente representado como una persona de raza negra</text:span>), es el portador de la mirra. Es el más joven de los reyes magos (<text:span text:style-name="T70">Representa la juventud del hombre</text:span>).<text:span text:style-name="T66">Vestido con una túnica dorada, amarilla o blanca y capa </text:span><text:span text:style-name="T71">verde</text:span><text:span text:style-name="T68">, </text:span>corona<text:span text:style-name="T66"> y </text:span><text:span text:style-name="T68">llevando </text:span><text:span text:style-name="T71">frasco de perfume</text:span><text:span text:style-name="T66">.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7"><text:soft-page-break/>CANTOS</text:p>
      <text:p text:style-name="P130"/>
      <text:p text:style-name="P161"/>
      <text:p text:style-name="P143">URÍ, URÍ, URÍ, URÁ</text:p>
      <text:p text:style-name="P165">V<text:span text:style-name="T94">illancico</text:span></text:p>
      <text:p text:style-name="P161"/>
      <text:p text:style-name="P132"><text:s text:c="9"/>Mi<text:span text:style-name="T94">m</text:span> <text:s text:c="18"/>Si7 <text:s text:c="27"/>Mi<text:span text:style-name="T94">m</text:span></text:p>
      <text:p text:style-name="P162"><text:span text:style-name="T98">S</text:span><text:span text:style-name="T97">.</text:span><text:span text:style-name="T95"> <text:s text:c="3"/></text:span><text:span text:style-name="T121">U</text:span><text:span text:style-name="T122">rí</text:span><text:span text:style-name="T121">, </text:span><text:span text:style-name="T122">urí</text:span><text:span text:style-name="T121">, </text:span><text:span text:style-name="T122">urí</text:span><text:span text:style-name="T121">, </text:span><text:span text:style-name="T122">urá</text:span><text:span text:style-name="T121"> </text:span><text:span text:style-name="T122">urí</text:span><text:span text:style-name="T121">, </text:span><text:span text:style-name="T122">urí</text:span><text:span text:style-name="T121">, </text:span><text:span text:style-name="T122">urí</text:span><text:span text:style-name="T121">, </text:span><text:span text:style-name="T122">urá</text:span><text:span text:style-name="T121">.</text:span></text:p>
      <text:p text:style-name="P131"><text:s text:c="47"/><text:span text:style-name="T113">Si7 <text:s text:c="41"/>Mim</text:span></text:p>
      <text:p text:style-name="P162"><text:span text:style-name="T97">A.</text:span><text:span text:style-name="T95"> <text:s text:c="3"/></text:span>URÍ, URÍ, URÍ, URÁ URÍ, URÍ, URÍ, URÁ.</text:p>
      <text:p text:style-name="P133"><text:s text:c="49"/><text:span text:style-name="T113">Si7</text:span></text:p>
      <text:p text:style-name="P163"><text:s text:c="9"/>URÍ, URÍ, URÍ, URÁ.</text:p>
      <text:p text:style-name="P131"><text:s text:c="121"/>Mi<text:span text:style-name="T114">m</text:span></text:p>
      <text:p text:style-name="P161"><text:s text:c="9"/>PAM PÁM, PAM PÁM, PAM PA RA<text:span text:style-name="T114">M </text:span>PAM PÁM,</text:p>
      <text:p text:style-name="P131"><text:s text:c="30"/>Si7</text:p>
      <text:p text:style-name="P164"><text:s text:c="9"/>PAM PÁM, PAM PÁM, PAM PA RA<text:span text:style-name="T114">M </text:span>PAM PÁM.</text:p>
      <text:p text:style-name="P131"><text:s text:c="54"/>Mi<text:span text:style-name="T114">m</text:span></text:p>
      <text:p text:style-name="P161"><text:s text:c="9"/>LA LA LA RÁ LA LÁ.</text:p>
      <text:p text:style-name="P161"/>
      <text:section text:style-name="Sect1" text:name="Sección1">
        <text:p text:style-name="P159"><text:span text:style-name="T90"><text:s text:c="9"/>Mi</text:span><text:span text:style-name="T91">m</text:span><text:span text:style-name="T90"> <text:s text:c="53"/>Si7</text:span></text:p>
        <text:p text:style-name="P158"><text:span text:style-name="T95">S.</text:span> <text:s text:c="3"/>Un niño pequeño va a nacer,</text:p>
        <text:p text:style-name="P140"><text:s text:c="41"/>Mi<text:span text:style-name="T115">m</text:span></text:p>
        <text:p text:style-name="P158"><text:s text:c="8"/>un niñito pequeño.</text:p>
        <text:p text:style-name="P141"><text:s text:c="89"/>Si7</text:p>
        <text:p text:style-name="P174"><text:span text:style-name="T99">A</text:span><text:span text:style-name="T97">.</text:span> <text:s text:c="3"/><text:span text:style-name="T116">Un niño pequeño va a nacer,</text:span></text:p>
        <text:p text:style-name="P141"><text:s text:c="51"/>Mi<text:span text:style-name="T115">m</text:span></text:p>
        <text:p text:style-name="P174"><text:s text:c="9"/><text:span text:style-name="T116">un niñito pequeño.</text:span></text:p>
        <text:p text:style-name="P173"/>
        <text:p text:style-name="P140"><text:s text:c="78"/>Si7</text:p>
        <text:p text:style-name="P158"><text:span text:style-name="T96">S.</text:span> <text:s text:c="3"/>¿Cómo se llamará? <text:span text:style-name="T117">¡</text:span>Enmanuel!</text:p>
        <text:p text:style-name="P140"><text:s text:c="93"/>Mi<text:span text:style-name="T117">m</text:span></text:p>
        <text:p text:style-name="P173"><text:span text:style-name="T97">A.</text:span> <text:s text:c="3"/>¿CÓMO SE LLAMARÁ? <text:span text:style-name="T117">¡</text:span>ENMANUEL!</text:p>
        <text:p text:style-name="P140"><text:s text:c="95"/>Si7</text:p>
        <text:p text:style-name="P173"><text:s text:c="9"/>¿CÓMO SE LLAMARÁ? <text:span text:style-name="T117">¡</text:span>ENMANUEL!</text:p>
        <text:p text:style-name="P140"><text:s text:c="60"/>Mi<text:span text:style-name="T117">m</text:span></text:p>
        <text:p text:style-name="P173"><text:s text:c="9"/><text:span text:style-name="T117">¡</text:span>VEN CHIQUITITO, VEN!</text:p>
        <text:p text:style-name="P173"/>
        <text:p text:style-name="P173"/>
        <text:p text:style-name="P142"><text:s text:c="10"/>Mi<text:span text:style-name="T117">m <text:s text:c="28"/>Si7</text:span></text:p>
        <text:p text:style-name="P175"><text:span text:style-name="T100">A.</text:span> <text:s text:c="3"/>URÍ, <text:span text:style-name="T117">URÍ, URÍ, URÁ...</text:span></text:p>
        <text:p text:style-name="P173"/>
        <text:p text:style-name="P158"><text:span text:style-name="T90"><text:s text:c="10"/>Mi</text:span><text:span text:style-name="T92">m</text:span><text:span text:style-name="T90"> <text:s text:c="53"/>Si7</text:span></text:p>
        <text:p text:style-name="P158"><text:span text:style-name="T95">S.</text:span> <text:s text:c="3"/>Su madrecita está en Belén,</text:p>
        <text:p text:style-name="P140"><text:s text:c="56"/>Mi<text:span text:style-name="T117">m</text:span></text:p>
        <text:p text:style-name="P158"><text:s text:c="9"/>su padre es carpintero.</text:p>
        <text:p text:style-name="P142"><text:s text:c="89"/>Si7</text:p>
        <text:p text:style-name="P175"><text:span text:style-name="T100">A</text:span><text:span text:style-name="T97">.</text:span> <text:s text:c="3"/><text:span text:style-name="T116">Su madrecita está en Belén,</text:span></text:p>
        <text:p text:style-name="P142"><text:s text:c="69"/>Mi<text:span text:style-name="T117">m</text:span></text:p>
        <text:p text:style-name="P175"><text:s text:c="9"/><text:span text:style-name="T116">su padre es carpintero.</text:span></text:p>
        <text:p text:style-name="P176"/>
        <text:p text:style-name="P142"><text:s text:c="78"/>Si7</text:p>
        <text:p text:style-name="P160"><text:span text:style-name="T96">S.</text:span> <text:s text:c="3"/>¿Cómo se llamará? <text:span text:style-name="T117">¡</text:span>Enmanuel!</text:p>
        <text:p text:style-name="P142"><text:s text:c="93"/>Mi<text:span text:style-name="T117">m</text:span></text:p>
        <text:p text:style-name="P175"><text:span text:style-name="T97">A.</text:span> <text:s text:c="3"/>¿CÓMO SE LLAMARÁ? <text:span text:style-name="T117">¡</text:span>ENMANUEL!</text:p>
        <text:p text:style-name="P142"><text:s text:c="95"/>Si7</text:p>
        <text:p text:style-name="P175"><text:s text:c="9"/>¿CÓMO SE LLAMARÁ? <text:span text:style-name="T117">¡</text:span>ENMANUEL!</text:p>
        <text:p text:style-name="P142"><text:s text:c="60"/>Mi<text:span text:style-name="T117">m</text:span></text:p>
        <text:p text:style-name="P175"><text:s text:c="9"/><text:span text:style-name="T117">¡</text:span>VEN CHIQUITITO, VEN!</text:p>
        <text:p text:style-name="P175"/>
        <text:p text:style-name="P175"/>
        <text:p text:style-name="P142"><text:s text:c="10"/>Mi<text:span text:style-name="T117">m <text:s text:c="28"/>Si7</text:span></text:p>
        <text:p text:style-name="P175"><text:span text:style-name="T100">A.</text:span> <text:s text:c="3"/>URÍ, <text:span text:style-name="T117">URÍ, URÍ, URÁ...</text:span></text:p>
        <text:p text:style-name="P161"/>
      </text:section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43"><text:soft-page-break/>YA VIENE MI DIOS</text:p>
      <text:p text:style-name="P165">Villancico</text:p>
      <text:p text:style-name="P167"/>
      <text:p text:style-name="P167"/>
      <text:section text:style-name="Sect1" text:name="Sección2">
        <text:p text:style-name="P131"><text:s text:c="9"/>Mi<text:span text:style-name="T118">m</text:span> <text:s text:c="76"/>Si7</text:p>
        <text:p text:style-name="P167"><text:span text:style-name="T97">A.</text:span> <text:s text:c="3"/>YA VIENE MI DIOS, YA VIENE MI REY.</text:p>
        <text:p text:style-name="P157"><text:s text:c="95"/><text:span text:style-name="T89">Mi</text:span><text:span text:style-name="T93">m</text:span></text:p>
        <text:p text:style-name="P167"><text:s text:c="9"/>YA VIENE MI DIOS, YA VIENE MI REY.</text:p>
        <text:p text:style-name="P157"><text:s text:c="91"/><text:span text:style-name="T89">Si7</text:span></text:p>
        <text:p text:style-name="P167"><text:s text:c="9"/>YA VIENE, YA VIENE MI SALVADOR.</text:p>
        <text:p text:style-name="P157"><text:s text:c="72"/><text:span text:style-name="T89">Mi</text:span><text:span text:style-name="T93">m</text:span></text:p>
        <text:p text:style-name="P167"><text:s text:c="9"/>YA VIENE, YA VIENE MI REY.</text:p>
        <text:p text:style-name="P167"/>
        <text:p text:style-name="P131"><text:s text:c="9"/><text:span text:style-name="T118">Mim</text:span> <text:s text:c="71"/>Si7</text:p>
        <text:p text:style-name="P153"><text:span text:style-name="T95">S.</text:span> <text:s text:c="3"/>Es un pobre obrero nacido en Belén,</text:p>
        <text:p text:style-name="P131"><text:s text:c="80"/>Mi<text:span text:style-name="T118">m</text:span></text:p>
        <text:p text:style-name="P153"><text:s text:c="8"/>su madre, María; su padre, José.</text:p>
        <text:p text:style-name="P131"><text:s text:c="77"/>Si7</text:p>
        <text:p text:style-name="P153"><text:s text:c="8"/>Ya viene, ya viene mi Salvador,</text:p>
        <text:p text:style-name="P131"><text:s text:c="62"/>Mi<text:span text:style-name="T118">m</text:span></text:p>
        <text:p text:style-name="P153"><text:s text:c="8"/><text:span text:style-name="T118">y</text:span>a viene, ya viene mi Rey.</text:p>
        <text:p text:style-name="P153"/>
        <text:p text:style-name="P134"><text:s text:c="9"/>Mi<text:span text:style-name="T118">m</text:span></text:p>
        <text:p text:style-name="P168"><text:span text:style-name="T97">A.</text:span> <text:s text:c="3"/>YA VIENE MI DIOS...</text:p>
        <text:p text:style-name="P167"/>
        <text:p text:style-name="P135"><text:s text:c="9"/><text:span text:style-name="T118">Mim</text:span> <text:s text:c="75"/>Si7</text:p>
        <text:p text:style-name="P154"><text:span text:style-name="T95">S.</text:span> <text:s text:c="3"/>Él tiene unos ojos que hablan de amor,</text:p>
        <text:p text:style-name="P135"><text:s/></text:p>
        <text:p text:style-name="P154"><text:s text:c="8"/>que hablan del Padre, </text:p>
        <text:p text:style-name="P135"><text:s text:c="46"/>Mi<text:span text:style-name="T118">m</text:span></text:p>
        <text:p text:style-name="P154"><text:s text:c="8"/>que hablan de Dios.</text:p>
        <text:p text:style-name="P138"><text:s text:c="77"/>Si7</text:p>
        <text:p text:style-name="P156"><text:s text:c="8"/>Ya viene, ya viene mi Salvador,</text:p>
        <text:p text:style-name="P138"><text:s text:c="62"/>Mi<text:span text:style-name="T118">m</text:span></text:p>
        <text:p text:style-name="P156"><text:s text:c="8"/><text:span text:style-name="T118">y</text:span>a viene, ya viene mi Rey.</text:p>
        <text:p text:style-name="P154"/>
        <text:p text:style-name="P135"><text:s text:c="9"/>Mi<text:span text:style-name="T118">m</text:span></text:p>
        <text:p text:style-name="P169"><text:span text:style-name="T97">A.</text:span> <text:s text:c="3"/>YA VIENE MI DIOS...</text:p>
        <text:p text:style-name="P167"/>
        <text:p text:style-name="P135"><text:s text:c="9"/><text:span text:style-name="T118">Mim</text:span> <text:s text:c="68"/>Si7</text:p>
        <text:p text:style-name="P154"><text:span text:style-name="T95">S.</text:span> <text:s text:c="3"/>Murió en un madero lleno de dolor,</text:p>
        <text:p text:style-name="P135"><text:s/></text:p>
        <text:p text:style-name="P154"><text:s text:c="8"/>murió por los hombres</text:p>
        <text:p text:style-name="P135"><text:s text:c="45"/>Mi<text:span text:style-name="T118">m</text:span></text:p>
        <text:p text:style-name="P154"><text:s text:c="8"/>muy lleno de amor.</text:p>
        <text:p text:style-name="P138"><text:s text:c="77"/>Si7</text:p>
        <text:p text:style-name="P156"><text:s text:c="8"/>Ya viene, ya viene mi Salvador,</text:p>
        <text:p text:style-name="P138"><text:s text:c="62"/>Mi<text:span text:style-name="T118">m</text:span></text:p>
        <text:p text:style-name="P156"><text:s text:c="8"/><text:span text:style-name="T118">y</text:span>a viene, ya viene mi Rey.</text:p>
        <text:p text:style-name="P154"/>
        <text:p text:style-name="P135"><text:s text:c="9"/>Mi<text:span text:style-name="T118">m</text:span></text:p>
        <text:p text:style-name="P169"><text:span text:style-name="T97">A.</text:span> <text:s text:c="3"/>YA VIENE MI DIOS...</text:p>
        <text:p text:style-name="P167"/>
        <text:p text:style-name="P135"><text:s text:c="9"/><text:span text:style-name="T118">Mim</text:span></text:p>
        <text:p text:style-name="P155"><text:span text:style-name="T95">S.</text:span> <text:s text:c="3"/>Ha entrado en la muerte,</text:p>
        <text:p text:style-name="P136"><text:s text:c="48"/>Si7</text:p>
        <text:p text:style-name="P155"><text:s text:c="9"/>ha entrado mi Dios,</text:p>
        <text:p text:style-name="P136"><text:s text:c="86"/>Mi<text:span text:style-name="T118">m</text:span></text:p>
        <text:p text:style-name="P153"><text:s text:c="9"/>ya viene, ya sube, ya llega el Señor.</text:p>
        <text:p text:style-name="P136"><text:s text:c="88"/>Si7</text:p>
        <text:p text:style-name="P153"><text:s text:c="9"/>Que canten, que griten: ¡Resucitó!</text:p>
        <text:p text:style-name="P136"><text:s text:c="86"/>Mi<text:span text:style-name="T118">m</text:span></text:p>
        <text:p text:style-name="P153"><text:s text:c="9"/>Mi Dios ha vencido, salió por amor.</text:p>
        <text:p text:style-name="P153"/>
        <text:p text:style-name="P136"><text:s text:c="9"/>Mi<text:span text:style-name="T118">m</text:span></text:p>
        <text:p text:style-name="P170"><text:span text:style-name="T97">A.</text:span> <text:s text:c="3"/>YA VIENE MI DIOS…</text:p>
        <text:p text:style-name="P170"/>
        <text:p text:style-name="P170"/>
        <text:p text:style-name="P170"/>
        <text:p text:style-name="P170"/>
        <text:p text:style-name="P170"/>
        <text:p text:style-name="P170"/>
        <text:p text:style-name="P170"/>
      </text:section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44"><text:soft-page-break/>BENDITA ERES TÚ, MARÍA</text:p>
      <text:p text:style-name="P166">Lc 1, 42-45</text:p>
      <text:p text:style-name="P167"/>
      <text:p text:style-name="P131"><text:s text:c="10"/>La<text:span text:style-name="T119">m</text:span> <text:s text:c="21"/>Sol <text:s text:c="7"/>La<text:span text:style-name="T119">m</text:span></text:p>
      <text:p text:style-name="P153"><text:span text:style-name="T95">S.</text:span> <text:s text:c="3"/>Bendita eres tú, María,</text:p>
      <text:p text:style-name="P131"><text:s text:c="55"/>Sol <text:s text:c="13"/>La<text:span text:style-name="T119">m</text:span></text:p>
      <text:p text:style-name="P153"><text:s text:c="9"/>entre todas las mujeres, María.</text:p>
      <text:p text:style-name="P153"/>
      <text:p text:style-name="P131"><text:s text:c="46"/>Sol <text:s text:c="12"/>La<text:span text:style-name="T119">m</text:span></text:p>
      <text:p text:style-name="P153"><text:s text:c="9"/>Bendito es tu fruto, María,</text:p>
      <text:p text:style-name="P131"><text:s text:c="44"/>Sol <text:s text:c="12"/>La<text:span text:style-name="T119">m</text:span></text:p>
      <text:p text:style-name="P153"><text:s text:c="9"/>el fruto de tu seno, Jesús.</text:p>
      <text:p text:style-name="P153"/>
      <text:p text:style-name="P131"><text:s text:c="20"/>Fa <text:s text:c="25"/>Mi</text:p>
      <text:p text:style-name="P153"><text:s text:c="9"/><text:span text:style-name="T119">¡</text:span>María, tú has creído!</text:p>
      <text:p text:style-name="P167"/>
      <text:p text:style-name="P131"><text:s text:c="9"/>La<text:span text:style-name="T120">m</text:span></text:p>
      <text:p text:style-name="P171"><text:span text:style-name="T97">A.</text:span> <text:s text:c="3"/>Y CÓMO ES QUE LA MADRE DEL SEÑOR</text:p>
      <text:p text:style-name="P137"><text:s text:c="33"/>Sol <text:s text:c="23"/>La<text:span text:style-name="T120">m</text:span></text:p>
      <text:p text:style-name="P171"><text:s text:c="9"/>VIENE A MÍ, VIENE A MÍ.</text:p>
      <text:p text:style-name="P137"><text:s text:c="9"/>La<text:span text:style-name="T120">m</text:span></text:p>
      <text:p text:style-name="P171"><text:span text:style-name="T95"><text:s text:c="4"/></text:span><text:s text:c="5"/>Y CÓMO ES QUE LA MADRE DEL SEÑOR</text:p>
      <text:p text:style-name="P137"><text:s text:c="33"/>Sol <text:s text:c="23"/>La<text:span text:style-name="T120">m</text:span></text:p>
      <text:p text:style-name="P171"><text:s text:c="9"/>VIENE A MÍ, VIENE A MÍ.</text:p>
      <text:p text:style-name="P167"/>
      <text:p text:style-name="P147"><text:s text:c="9"/>La<text:span text:style-name="T123">m</text:span> <text:s text:c="63"/>Mi</text:p>
      <text:p text:style-name="P184"><text:span text:style-name="T95">S.</text:span> <text:s text:c="3"/>Porque apenas he sentido tu voz,</text:p>
      <text:p text:style-name="P147"><text:s text:c="9"/>Re<text:span text:style-name="T123">m</text:span> <text:s text:c="61"/>Mi</text:p>
      <text:p text:style-name="P184"><text:s text:c="8"/>algo se ha movido dentro de mí.</text:p>
      <text:p text:style-name="P147"><text:s text:c="9"/>Re<text:span text:style-name="T123">m</text:span> <text:s text:c="24"/><text:span text:style-name="T123">Fa</text:span> <text:s text:c="17"/>Mi</text:p>
      <text:p text:style-name="P184"><text:s text:c="8"/>El niño ha exultado de gozo.</text:p>
      <text:p text:style-name="P167"/>
      <text:p text:style-name="P147"><text:s text:c="19"/>La<text:span text:style-name="T124">m</text:span> <text:s text:c="38"/>Fa</text:p>
      <text:p text:style-name="P167"><text:span text:style-name="T95">A.</text:span> <text:s text:c="3"/>MARÍA, BENDITA MARÍA,</text:p>
      <text:p text:style-name="P145"><text:s text:c="114"/>Mi</text:p>
      <text:p text:style-name="P167"><text:s text:c="9"/>TÚ HAS CREÍDO LA PALABRA DEL SEÑOR.</text:p>
      <text:p text:style-name="P149"><text:s text:c="19"/>La<text:span text:style-name="T124">m</text:span> <text:s text:c="38"/>Fa</text:p>
      <text:p text:style-name="P172"><text:span text:style-name="T95"><text:s text:c="4"/></text:span><text:s text:c="5"/>MARÍA, BENDITA MARÍA,</text:p>
      <text:p text:style-name="P146"><text:s text:c="114"/>Mi</text:p>
      <text:p text:style-name="P172"><text:s text:c="9"/>TÚ HAS CREÍDO LA PALABRA DEL SEÑOR.</text:p>
      <text:p text:style-name="P167"/>
      <text:p text:style-name="P139"><text:s text:c="9"/>La<text:span text:style-name="T120">m</text:span></text:p>
      <text:p text:style-name="P172"><text:span text:style-name="T97">A.</text:span> <text:s text:c="3"/>Y CÓMO ES QUE LA MADRE DEL SEÑOR...</text:p>
      <text:p text:style-name="P167"/>
      <text:p text:style-name="P148"><text:s text:c="9"/>La<text:span text:style-name="T123">m</text:span> <text:s text:c="63"/>Mi</text:p>
      <text:p text:style-name="P185"><text:span text:style-name="T95">S.</text:span> <text:s text:c="3"/>Porque apenas he sentido tu voz...</text:p>
      <text:p text:style-name="P167"/>
      <text:p text:style-name="P149"><text:s text:c="19"/>La<text:span text:style-name="T124">m</text:span> <text:s text:c="38"/>Fa</text:p>
      <text:p text:style-name="P172"><text:span text:style-name="T95">A.</text:span> <text:s text:c="3"/>MARÍA, BENDITA MARÍA...</text:p>
      <text:p text:style-name="P177"><text:soft-page-break/>El ángel del Señor acampa</text:p>
      <text:p text:style-name="P186">Salmo 3<text:span text:style-name="T149">4</text:span>(3<text:span text:style-name="T149">3</text:span>) <text:span text:style-name="T125">8.10.</text:span><text:span text:style-name="T126">16.19</text:span></text:p>
      <text:p text:style-name="P58"/>
      <text:p text:style-name="P150"><text:s text:c="9"/>Sol <text:s text:c="43"/>Re</text:p>
      <text:p text:style-name="P63"><text:span text:style-name="T101">S.</text:span><text:span text:style-name="T149"> <text:s text:c="3"/></text:span>El ángel del Señor acampa</text:p>
      <text:p text:style-name="P150"><text:s text:c="8"/>Lam <text:s text:c="32"/>Mim</text:p>
      <text:p text:style-name="P63"><text:s text:c="8"/>en torno a sus fieles.</text:p>
      <text:p text:style-name="P150"><text:s text:c="10"/>Sol <text:s text:c="23"/>Re</text:p>
      <text:p text:style-name="P60"><text:span text:style-name="T102">A.</text:span><text:span text:style-name="T149"> <text:s text:c="3"/></text:span><text:span text:style-name="T116">Su misericordia</text:span></text:p>
      <text:p text:style-name="P97"><text:s text:c="10"/>Lam <text:s text:c="38"/>Mim</text:p>
      <text:p text:style-name="P180"><text:s text:c="9"/>llena la tierra toda.</text:p>
      <text:p text:style-name="P59"/>
      <text:p text:style-name="P151"><text:s text:c="9"/>Sol <text:s text:c="43"/>Re</text:p>
      <text:p text:style-name="P64"><text:span text:style-name="T108">S.</text:span><text:span text:style-name="T150"> <text:s text:c="3"/></text:span><text:span text:style-name="T152">A l</text:span><text:span text:style-name="T143">os que</text:span> teme<text:span text:style-name="T143">n</text:span> al Señor,</text:p>
      <text:p text:style-name="P151"><text:s text:c="9"/>Lam <text:s text:c="16"/>Mim</text:p>
      <text:p text:style-name="P64"><text:s text:c="8"/>nada les falta.</text:p>
      <text:p text:style-name="P151"><text:s text:c="10"/>Sol <text:s text:c="23"/>Re</text:p>
      <text:p text:style-name="P61"><text:span text:style-name="T102">A.</text:span><text:span text:style-name="T149"> <text:s text:c="3"/></text:span><text:span text:style-name="T116">Su misericordia…</text:span></text:p>
      <text:p text:style-name="P181"/>
      <text:p text:style-name="P151"><text:s text:c="9"/>Sol <text:s text:c="41"/>Re</text:p>
      <text:p text:style-name="P64"><text:span text:style-name="T108">S.</text:span><text:span text:style-name="T150"> <text:s text:c="3"/></text:span><text:span text:style-name="T143">E</text:span>l Señor mira a los justos,</text:p>
      <text:p text:style-name="P151"><text:s text:c="9"/>Lam <text:s text:c="28"/>Mim</text:p>
      <text:p text:style-name="P64"><text:s text:c="8"/>escucha sus gritos.</text:p>
      <text:p text:style-name="P151"><text:s text:c="10"/>Sol <text:s text:c="23"/>Re</text:p>
      <text:p text:style-name="P61"><text:span text:style-name="T102">A.</text:span><text:span text:style-name="T149"> <text:s text:c="3"/></text:span><text:span text:style-name="T116">Su misericordia…</text:span></text:p>
      <text:p text:style-name="P86"/>
      <text:p text:style-name="P106"><text:s text:c="10"/>Sol <text:s text:c="34"/>Re</text:p>
      <text:p text:style-name="P65"><text:span text:style-name="T37">S. <text:s text:c="3"/></text:span><text:span text:style-name="T12">El Señor esta cerca,</text:span></text:p>
      <text:p text:style-name="P106"><text:s text:c="9"/>Lam <text:s text:c="28"/>Mim</text:p>
      <text:p text:style-name="P95"><text:s text:c="8"/>salva a los abatidos.</text:p>
      <text:p text:style-name="P152"><text:s text:c="10"/>Sol <text:s text:c="23"/>Re</text:p>
      <text:p text:style-name="P62"><text:span text:style-name="T102">A.</text:span><text:span text:style-name="T149"> <text:s text:c="3"/></text:span><text:span text:style-name="T116">Su misericordia...</text:span></text:p>
      <text:p text:style-name="P87"/>
      <text:p text:style-name="P107"><text:s text:c="10"/>Sol <text:s text:c="4"/>Re <text:s/>Lam Mim</text:p>
      <text:p text:style-name="P179"><text:span text:style-name="T104">A.</text:span><text:span text:style-name="T128"> <text:s text:c="3"/></text:span><text:span text:style-name="T127">Uh, uh, U</text:span><text:span text:style-name="T128">h,</text:span><text:span text:style-name="T127"> <text:s/>u</text:span><text:span text:style-name="T128">h.</text:span></text:p>
      <text:p text:style-name="P98"><text:span text:style-name="T128"><text:s text:c="10"/>Sol <text:s text:c="3"/>Re <text:s text:c="2"/></text:span><text:span text:style-name="T127">Lam <text:s/>Mim</text:span></text:p>
      <text:p text:style-name="P203"><text:s text:c="9"/>Uh, uh, Uh, <text:s/>uh.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82"/>
      <text:p text:style-name="P109"><text:soft-page-break/>ALEGRÍA, HA NACIDO EL SALVADOR</text:p>
      <text:p text:style-name="P187"><text:span text:style-name="T129">v</text:span><text:span text:style-name="T127">illancico - Lucas 2, 10-16 - Isaías 1, 3</text:span></text:p>
      <text:p text:style-name="P88"/>
      <text:section text:style-name="Sect1" text:name="Sección3">
        <text:p text:style-name="P118"><text:s text:c="11"/>Fa <text:s text:c="65"/>La</text:p>
        <text:p text:style-name="P81"><text:span text:style-name="T103">A.</text:span><text:span text:style-name="T127"> <text:s text:c="3"/>¡ALEGRÍA, ALEGRÍA, ALEGRÍA,</text:span></text:p>
        <text:p text:style-name="P118"><text:s text:c="27"/>Sib</text:p>
        <text:p text:style-name="P88"><text:s text:c="9"/>HA NACIDO EL SALVADOR,</text:p>
        <text:p text:style-name="P118"><text:s text:c="25"/>Reb</text:p>
        <text:p text:style-name="P88"><text:s text:c="9"/>ACOSTADO EN UN PESEBRE!</text:p>
        <text:p text:style-name="P118"><text:s text:c="76"/>Do7</text:p>
        <text:p text:style-name="P88"><text:s text:c="9"/>¡ÉL ES EL CRISTO, EL SEÑOR!</text:p>
        <text:p text:style-name="P183"/>
        <text:p text:style-name="P108"><text:s text:c="8"/>Rem <text:s text:c="36"/>Fa</text:p>
        <text:p text:style-name="P92"><text:span text:style-name="T109">S.</text:span><text:span text:style-name="T130"> <text:s text:c="3"/></text:span><text:span text:style-name="T127">Un ángel vino del cielo</text:span></text:p>
        <text:p text:style-name="P108"><text:s text:c="16"/>Lam <text:s text:c="33"/>Rem</text:p>
        <text:p text:style-name="P96"><text:s text:c="8"/>trayendo una gran noticia:</text:p>
        <text:p text:style-name="P108"><text:s text:c="10"/>Solm <text:s text:c="17"/>Rem</text:p>
        <text:p text:style-name="P96"><text:s text:c="8"/>¡Hoy os ha nacido,</text:p>
        <text:p text:style-name="P108"><text:s text:c="27"/>Lam <text:s text:c="23"/>Rem</text:p>
        <text:p text:style-name="P96"><text:s text:c="8"/>os ha nacido el Salvador!</text:p>
        <text:p text:style-name="P108"><text:s text:c="10"/>Solm <text:s text:c="27"/>Rem</text:p>
        <text:p text:style-name="P92"><text:span text:style-name="T109">A.</text:span><text:span text:style-name="T127"> <text:s text:c="3"/></text:span><text:span text:style-name="T144">¡H</text:span><text:span text:style-name="T145">OY</text:span><text:span text:style-name="T144"> </text:span><text:span text:style-name="T145">OS</text:span><text:span text:style-name="T144"> </text:span><text:span text:style-name="T145">HA</text:span><text:span text:style-name="T144"> </text:span><text:span text:style-name="T145">NACIDO</text:span><text:span text:style-name="T144">,</text:span></text:p>
        <text:p text:style-name="P108"><text:s text:c="33"/>Lam <text:s text:c="32"/>Rem</text:p>
        <text:p text:style-name="P92"><text:span text:style-name="T127"><text:s text:c="8"/></text:span><text:span text:style-name="T145">OS</text:span><text:span text:style-name="T144"> </text:span><text:span text:style-name="T145">HA</text:span><text:span text:style-name="T144"> </text:span><text:span text:style-name="T145">NACIDO</text:span><text:span text:style-name="T144"> </text:span><text:span text:style-name="T145">EL</text:span><text:span text:style-name="T144"> S</text:span><text:span text:style-name="T145">ALVADOR!</text:span></text:p>
        <text:p text:style-name="P89"/>
        <text:p text:style-name="P119"><text:s text:c="11"/>Fa <text:s text:c="65"/>La</text:p>
        <text:p text:style-name="P82"><text:span text:style-name="T103">A.</text:span><text:span text:style-name="T127"> <text:s text:c="3"/>¡ALEGRÍA, ALEGRÍA, ALEGRÍA...</text:span></text:p>
        <text:p text:style-name="P89"/>
        <text:p text:style-name="P99"><text:span text:style-name="T127"><text:s text:c="10"/>Rem <text:s text:c="37"/></text:span><text:span text:style-name="T131"><text:s text:c="6"/></text:span><text:span text:style-name="T127"><text:s text:c="5"/>Fa</text:span></text:p>
        <text:p text:style-name="P92"><text:span text:style-name="T109">S.</text:span><text:span text:style-name="T130"> <text:s text:c="3"/>¡Envuelto en blancos pañales</text:span></text:p>
        <text:p text:style-name="P108"><text:s text:c="23"/>Lam <text:s text:c="24"/>Rem</text:p>
        <text:p text:style-name="P96"><text:s text:c="8"/>y acostado en un pesebre!</text:p>
        <text:p text:style-name="P108"><text:s text:c="8"/>Solm <text:s text:c="24"/>Rem</text:p>
        <text:p text:style-name="P96"><text:s text:c="8"/>Esta será la señal</text:p>
        <text:p text:style-name="P108"><text:s text:c="25"/>Lam <text:s text:c="16"/>Rem</text:p>
        <text:p text:style-name="P96"><text:s text:c="8"/>de que Él es el Señor.</text:p>
        <text:p text:style-name="P108"><text:s text:c="10"/>Solm <text:s text:c="33"/>Rem</text:p>
        <text:p text:style-name="P92"><text:span text:style-name="T109">A.</text:span><text:span text:style-name="T127"> <text:s text:c="3"/></text:span><text:span text:style-name="T144">E</text:span><text:span text:style-name="T146">STA</text:span><text:span text:style-name="T144"> </text:span><text:span text:style-name="T146">SERÁ</text:span><text:span text:style-name="T144"> </text:span><text:span text:style-name="T146">LA</text:span><text:span text:style-name="T144"> </text:span><text:span text:style-name="T146">SEÑAL</text:span></text:p>
        <text:p text:style-name="P108"><text:s text:c="29"/>Lam <text:s text:c="23"/>Rem</text:p>
        <text:p text:style-name="P92"><text:span text:style-name="T144"><text:s text:c="8"/></text:span><text:span text:style-name="T146">DE QUE</text:span><text:span text:style-name="T144"> É</text:span><text:span text:style-name="T146">L</text:span><text:span text:style-name="T144"> </text:span><text:span text:style-name="T146">ES</text:span><text:span text:style-name="T144"> </text:span><text:span text:style-name="T146">EL</text:span><text:span text:style-name="T144"> </text:span><text:span text:style-name="T146">SEÑOR.</text:span></text:p>
        <text:p text:style-name="P90"/>
        <text:p text:style-name="P119"><text:s text:c="11"/>Fa <text:s text:c="65"/>La</text:p>
        <text:p text:style-name="P82"><text:span text:style-name="T105">A.</text:span><text:span text:style-name="T131"> <text:s text:c="3"/>¡ALEGRÍA, ALEGRÍA, ALEGRÍA…</text:span></text:p>
        <text:p text:style-name="P90"/>
        <text:p text:style-name="P90"/>
        <text:p text:style-name="P90"/>
        <text:p text:style-name="P90"/>
        <text:p text:style-name="P90"/>
        <text:p text:style-name="P108"><text:s text:c="9"/>Rem <text:s text:c="24"/>Fa</text:p>
        <text:p text:style-name="P92"><text:span text:style-name="T109">S.</text:span><text:span text:style-name="T130"> <text:s text:c="3"/>Dejándoles el ángel,</text:span></text:p>
        <text:p text:style-name="P108"><text:s text:c="22"/>Lam <text:s text:c="17"/>Rem</text:p>
        <text:p text:style-name="P96"><text:s text:c="8"/>se decían unos a otros:</text:p>
        <text:p text:style-name="P108"><text:s text:c="8"/>Solm <text:s text:c="28"/>Rem</text:p>
        <text:p text:style-name="P96"><text:s text:c="8"/>Vamos hasta Belén,</text:p>
        <text:p text:style-name="P108"><text:s text:c="12"/>Lam <text:s text:c="19"/>Rem</text:p>
        <text:p text:style-name="P96"><text:s text:c="8"/>a ver al Salvador.</text:p>
        <text:p text:style-name="P108"><text:s text:c="9"/>Solm <text:s text:c="37"/>Rem</text:p>
        <text:p text:style-name="P92"><text:span text:style-name="T109">A.</text:span><text:span text:style-name="T127"> <text:s text:c="3"/></text:span><text:span text:style-name="T147">VAMOS HASTA BELÉN</text:span></text:p>
        <text:p text:style-name="P108"><text:s text:c="15"/>Lam <text:s text:c="28"/>Rem</text:p>
        <text:p text:style-name="P92"><text:span text:style-name="T144"><text:s text:c="8"/></text:span><text:span text:style-name="T147">A VER AL SALVADOR</text:span><text:span text:style-name="T146">.</text:span></text:p>
        <text:p text:style-name="P90"/>
        <text:p text:style-name="P119"><text:s text:c="11"/>Fa <text:s text:c="65"/>La</text:p>
        <text:p text:style-name="P82"><text:span text:style-name="T105">A.</text:span><text:span text:style-name="T131"> <text:s text:c="3"/>¡ALEGRÍA, ALEGRÍA, ALEGRÍA…</text:span></text:p>
        <text:p text:style-name="P90"/>
        <text:p text:style-name="P108"><text:s text:c="8"/>Rem <text:s text:c="34"/>Fa</text:p>
        <text:p text:style-name="P92"><text:span text:style-name="T109">S.</text:span><text:span text:style-name="T130"> <text:s text:c="3"/>Encontraron a María,</text:span></text:p>
        <text:p text:style-name="P108"><text:s text:c="28"/>Lam <text:s text:c="15"/>Rem</text:p>
        <text:p text:style-name="P96"><text:s text:c="8"/>y encontraron a José.</text:p>
        <text:p text:style-name="P108"><text:s text:c="16"/>Solm <text:s text:c="10"/>Rem</text:p>
        <text:p text:style-name="P92"><text:span text:style-name="T127"><text:s text:c="8"/></text:span><text:span text:style-name="T132">A</text:span><text:span text:style-name="T127">l buey, a el burro,</text:span></text:p>
        <text:p text:style-name="P108"><text:s text:c="16"/>Lam <text:s text:c="26"/>Rem</text:p>
        <text:p text:style-name="P96"><text:s text:c="8"/>y al niño, el Enmanuel.</text:p>
        <text:p text:style-name="P108"><text:s text:c="19"/>Solm <text:s text:c="16"/>Rem</text:p>
        <text:p text:style-name="P92"><text:span text:style-name="T109">A.</text:span><text:span text:style-name="T127"> <text:s text:c="3"/></text:span><text:span text:style-name="T147">AL BUEY, A EL BURRO</text:span></text:p>
        <text:p text:style-name="P108"><text:s text:c="22"/>Lam <text:s text:c="32"/>Rem</text:p>
        <text:p text:style-name="P92"><text:span text:style-name="T127"><text:s text:c="8"/></text:span><text:span text:style-name="T147">Y AL NIÑO, EL ENMANUEL.</text:span></text:p>
        <text:p text:style-name="P89"/>
        <text:p text:style-name="P119"><text:s text:c="11"/>Fa <text:s text:c="65"/>La</text:p>
        <text:p text:style-name="P82"><text:span text:style-name="T105">A.</text:span><text:span text:style-name="T131"> <text:s text:c="3"/>¡ALEGRÍA, ALEGRÍA, ALEGRÍA…</text:span></text:p>
        <text:p text:style-name="P90"/>
        <text:p text:style-name="P108"><text:s text:c="8"/>Rem <text:s text:c="40"/>Fa</text:p>
        <text:p text:style-name="P92"><text:span text:style-name="T109">S.</text:span><text:span text:style-name="T130"> <text:s text:c="3"/>El buey conoce a su amo,</text:span></text:p>
        <text:p text:style-name="P108"><text:s text:c="14"/>Lam <text:s text:c="17"/>Rem</text:p>
        <text:p text:style-name="P96"><text:s text:c="8"/>el burro su pesebre.</text:p>
        <text:p text:style-name="P108"><text:s text:c="9"/>Solm <text:s text:c="28"/>Rem</text:p>
        <text:p text:style-name="P96"><text:s text:c="8"/>Pero Israel no conoce,</text:p>
        <text:p text:style-name="P108"><text:s text:c="22"/>Lam <text:s text:c="21"/>Rem</text:p>
        <text:p text:style-name="P96"><text:s text:c="8"/>no conoce a su Señor.</text:p>
        <text:p text:style-name="P108"><text:s text:c="9"/>Solm <text:s text:c="42"/>Rem</text:p>
        <text:p text:style-name="P92"><text:span text:style-name="T109">A.</text:span><text:span text:style-name="T127"> <text:s text:c="3"/></text:span><text:span text:style-name="T148">PERO ISRAEL NO CONOCE</text:span><text:span text:style-name="T144">,</text:span></text:p>
        <text:p text:style-name="P108"><text:s text:c="26"/>Lam <text:s text:c="28"/>Rem</text:p>
        <text:p text:style-name="P92"><text:span text:style-name="T127"><text:s text:c="8"/></text:span><text:span text:style-name="T148">NO CONOCE A SU SEÑOR.</text:span></text:p>
        <text:p text:style-name="P90"/>
      </text:section>
      <text:p text:style-name="P90"/>
      <text:p text:style-name="P178"><text:soft-page-break/><text:span text:style-name="T131">V</text:span><text:span text:style-name="T127">allamos pues hasta Belén</text:span></text:p>
      <text:p text:style-name="P91"><text:span text:style-name="T131">V</text:span><text:span text:style-name="T127">illancico</text:span></text:p>
      <text:p text:style-name="P90"/>
      <text:p text:style-name="P110"><text:span text:style-name="T131"><text:s text:c="10"/>M</text:span><text:span text:style-name="T127">i <text:s text:c="52"/>Lam</text:span></text:p>
      <text:p text:style-name="P83"><text:span text:style-name="T106">A.</text:span><text:span text:style-name="T137"> <text:s text:c="3"/></text:span><text:span text:style-name="T131">V</text:span><text:span text:style-name="T137">ALLAMOS PUES HASTA BELÉN</text:span></text:p>
      <text:p text:style-name="P113"><text:span text:style-name="T127"><text:s text:c="20"/></text:span><text:span text:style-name="T137">Rem <text:s text:c="55"/>Mi</text:span></text:p>
      <text:p text:style-name="P83"><text:span text:style-name="T127"><text:s text:c="9"/></text:span><text:span text:style-name="T137">Y VEAMOS LO QUE HA SUCEDIDO</text:span><text:span text:style-name="T127">,</text:span></text:p>
      <text:p text:style-name="P114"><text:span text:style-name="T127"><text:s text:c="24"/></text:span><text:span text:style-name="T137">Rem <text:s text:c="38"/>Mi</text:span></text:p>
      <text:p text:style-name="P83"><text:span text:style-name="T131"><text:s text:c="9"/></text:span><text:span text:style-name="T137">Y EL SANTO, BENDITO SEA</text:span><text:span text:style-name="T127">,</text:span></text:p>
      <text:p text:style-name="P115"><text:span text:style-name="T127"><text:s text:c="22"/></text:span><text:span text:style-name="T137">Rem <text:s text:c="25"/>Mi/</text:span><text:span text:style-name="T138">Fa/Mi</text:span></text:p>
      <text:p text:style-name="P83"><text:span text:style-name="T127"><text:s text:c="9"/></text:span><text:span text:style-name="T137">NOS HA MANIFESTA <text:s text:c="5"/>DO</text:span><text:span text:style-name="T127">.</text:span></text:p>
      <text:p text:style-name="P90"/>
      <text:p text:style-name="P100"><text:span text:style-name="T131"><text:s text:c="9"/></text:span><text:span text:style-name="T140">Mi</text:span><text:span text:style-name="T139"> <text:s text:c="21"/></text:span><text:span text:style-name="T140">Lam</text:span></text:p>
      <text:p text:style-name="P93"><text:span text:style-name="T110">S.</text:span><text:span text:style-name="T135"> <text:s text:c="3"/></text:span><text:span text:style-name="T133">Ya nació el salvador</text:span></text:p>
      <text:p text:style-name="P101"><text:span text:style-name="T131"><text:s text:c="9"/></text:span><text:span text:style-name="T141">Fa</text:span><text:span text:style-name="T139"> <text:s text:c="31"/></text:span><text:span text:style-name="T141">Mi</text:span></text:p>
      <text:p text:style-name="P124"><text:s text:c="8"/>envuelto en pañales.</text:p>
      <text:p text:style-name="P103"><text:s text:c="8"/><text:span text:style-name="T156">Rem <text:s text:c="19"/></text:span><text:span text:style-name="T158">Lam</text:span></text:p>
      <text:p text:style-name="P120"><text:s text:c="8"/>Vamos a Belén</text:p>
      <text:p text:style-name="P116"><text:s text:c="19"/><text:span text:style-name="T154"><text:s text:c="2"/></text:span><text:span text:style-name="T158">Rem</text:span><text:span text:style-name="T154"> <text:s text:c="7"/></text:span><text:span text:style-name="T158">Mi/Fa/</text:span><text:span text:style-name="T154">Mi</text:span></text:p>
      <text:p text:style-name="P120"><text:span text:style-name="T153"><text:s text:c="8"/>que quiero ver al Rey</text:span>.</text:p>
      <text:p text:style-name="P125"/>
      <text:p text:style-name="P111"><text:span text:style-name="T131"><text:s text:c="10"/>M</text:span><text:span text:style-name="T127">i <text:s text:c="52"/>Lam</text:span></text:p>
      <text:p text:style-name="P84"><text:span text:style-name="T107">A.</text:span><text:span text:style-name="T154"> <text:s text:c="3"/></text:span><text:span text:style-name="T151">V</text:span><text:span text:style-name="T154">ALLAMOS PUES HASTA BELÉN...</text:span></text:p>
      <text:p text:style-name="P84"/>
      <text:p text:style-name="P105"><text:span text:style-name="T151"><text:s text:c="9"/></text:span><text:span text:style-name="T156">Mi</text:span><text:span text:style-name="T155"> <text:s text:c="21"/></text:span><text:span text:style-name="T156">Lam</text:span></text:p>
      <text:p text:style-name="P94"><text:span text:style-name="T111">S.</text:span><text:span text:style-name="T136"> <text:s text:c="3"/></text:span><text:span text:style-name="T133">Ya nació el </text:span><text:span text:style-name="T134">C</text:span><text:span text:style-name="T133">risto</text:span></text:p>
      <text:p text:style-name="P102"><text:span text:style-name="T131"><text:s text:c="9"/></text:span><text:span text:style-name="T142">Fa</text:span><text:span text:style-name="T139"> <text:s text:c="40"/></text:span><text:span text:style-name="T142">Mi</text:span></text:p>
      <text:p text:style-name="P120"><text:s text:c="8"/>acostado en un pesebre.</text:p>
      <text:p text:style-name="P104"><text:s text:c="8"/><text:span text:style-name="T156">Rem <text:s text:c="19"/></text:span><text:span text:style-name="T159">Lam</text:span></text:p>
      <text:p text:style-name="P121"><text:s text:c="8"/>Vamos a Belén</text:p>
      <text:p text:style-name="P117"><text:s text:c="19"/><text:span text:style-name="T154"><text:s text:c="2"/></text:span><text:span text:style-name="T159">Rem</text:span><text:span text:style-name="T154"> <text:s text:c="23"/></text:span><text:span text:style-name="T159">Mi/Fa/Mi</text:span></text:p>
      <text:p text:style-name="P122"><text:span text:style-name="T153"><text:s text:c="8"/>que quiero ver al </text:span><text:span text:style-name="T157">Enmanuel</text:span>.</text:p>
      <text:p text:style-name="P125"/>
      <text:p text:style-name="P111"><text:span text:style-name="T131"><text:s text:c="10"/>M</text:span><text:span text:style-name="T127">i <text:s text:c="52"/>Lam</text:span></text:p>
      <text:p text:style-name="P84"><text:span text:style-name="T107">A.</text:span><text:span text:style-name="T154"> <text:s text:c="3"/></text:span><text:span text:style-name="T151">V</text:span><text:span text:style-name="T154">ALLAMOS PUES HASTA BELÉN…</text:span></text:p>
      <text:p text:style-name="P84"/>
      <text:p text:style-name="P105"><text:span text:style-name="T151"><text:s text:c="9"/></text:span><text:span text:style-name="T156">Mi</text:span><text:span text:style-name="T155"> <text:s text:c="21"/></text:span><text:span text:style-name="T156">Lam</text:span></text:p>
      <text:p text:style-name="P121"><text:span text:style-name="T112">S.</text:span><text:span text:style-name="T44"> <text:s text:c="3"/></text:span>Ya nació el <text:span text:style-name="T153">M</text:span>esías</text:p>
      <text:p text:style-name="P105"><text:span text:style-name="T151"><text:s text:c="9"/></text:span><text:span text:style-name="T160">Fa</text:span><text:span text:style-name="T155"> <text:s text:c="35"/></text:span><text:span text:style-name="T160">Mi</text:span></text:p>
      <text:p text:style-name="P123"><text:s text:c="8"/>el hijo del carpintero.</text:p>
      <text:p text:style-name="P104"><text:s text:c="8"/><text:span text:style-name="T156">Rem <text:s text:c="19"/></text:span><text:span text:style-name="T160">Lam</text:span></text:p>
      <text:p text:style-name="P121"><text:s text:c="8"/>Vamos a Belén</text:p>
      <text:p text:style-name="P117"><text:s text:c="19"/><text:span text:style-name="T154"><text:s/></text:span><text:span text:style-name="T160">Rem</text:span><text:span text:style-name="T154"> <text:s text:c="16"/>Mi/</text:span><text:span text:style-name="T160">Fa/Mi</text:span></text:p>
      <text:p text:style-name="P122"><text:span text:style-name="T153"><text:s text:c="8"/>que quiero ver al </text:span><text:span text:style-name="T157">profeta</text:span>.</text:p>
      <text:p text:style-name="P121"/>
      <text:p text:style-name="P112"><text:span text:style-name="T131"><text:s text:c="10"/>M</text:span><text:span text:style-name="T127">i <text:s text:c="52"/>Lam</text:span></text:p>
      <text:p text:style-name="P85"><text:span text:style-name="T107">A.</text:span><text:span text:style-name="T154"> <text:s text:c="3"/></text:span><text:span text:style-name="T151">V</text:span><text:span text:style-name="T154">ALLAMOS PUES HASTA BELÉN…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/>
    <style:font-face style:name="Droid Sans Devanagari1" svg:font-family="'Droid Sans Devanagari'" style:font-family-generic="swiss"/>
    <style:font-face style:name="Courier Prime" svg:font-family="'Courier Prime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re Franklin" svg:font-family="'Libre Franklin'" style:font-pitch="variable"/>
    <style:font-face style:name="Libre Franklin Medium" svg:font-family="'Libre Franklin Medium'" style:font-pitch="variable"/>
    <style:font-face style:name="Libre Franklin Medium1" svg:font-family="'Libre Franklin Medium'" style:font-adornments="Medium" style:font-pitch="variable"/>
    <style:font-face style:name="Libre Franklin SemiBold1" svg:font-family="'Libre Franklin SemiBold'" style:font-pitch="variable"/>
    <style:font-face style:name="Libre Franklin SemiBold" svg:font-family="'Libre Franklin SemiBold'" style:font-adornments="Semi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22:57:54.605148430</meta:creation-date>
    <dc:date>2021-11-03T10:18:49.775337219</dc:date>
    <meta:editing-duration>P3DT2H2M55S</meta:editing-duration>
    <meta:editing-cycles>147</meta:editing-cycles>
    <meta:generator>LibreOffice/7.1.6.2.0$Linux_X86_64 LibreOffice_project/10$Build-2</meta:generator>
    <meta:document-statistic meta:table-count="0" meta:image-count="0" meta:object-count="0" meta:page-count="13" meta:paragraph-count="375" meta:word-count="2151" meta:character-count="19257" meta:non-whitespace-character-count="9172"/>
  </office:meta>
</office:document-meta>
</file>